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25.4pt"/>
    </style:style>
    <style:style style:name="co2" style:family="table-column">
      <style:table-column-properties fo:break-before="auto" style:column-width="169.65pt"/>
    </style:style>
    <style:style style:name="co3" style:family="table-column">
      <style:table-column-properties fo:break-before="auto" style:column-width="133.99pt"/>
    </style:style>
    <style:style style:name="co4" style:family="table-column">
      <style:table-column-properties fo:break-before="auto" style:column-width="97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6.55pt"/>
    </style:style>
    <style:style style:name="co7" style:family="table-column">
      <style:table-column-properties fo:break-before="auto" style:column-width="279.41pt"/>
    </style:style>
    <style:style style:name="co8" style:family="table-column">
      <style:table-column-properties fo:break-before="auto" style:column-width="86.14pt"/>
    </style:style>
    <style:style style:name="co9" style:family="table-column">
      <style:table-column-properties fo:break-before="auto" style:column-width="399.91pt"/>
    </style:style>
    <style:style style:name="co10" style:family="table-column">
      <style:table-column-properties fo:break-before="auto" style:column-width="81.5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131.05pt"/>
    </style:style>
    <style:style style:name="co13" style:family="table-column">
      <style:table-column-properties fo:break-before="auto" style:column-width="112.11pt"/>
    </style:style>
    <style:style style:name="co14" style:family="table-column">
      <style:table-column-properties fo:break-before="auto" style:column-width="67.04pt"/>
    </style:style>
    <style:style style:name="co15" style:family="table-column">
      <style:table-column-properties fo:break-before="auto" style:column-width="45.69pt"/>
    </style:style>
    <style:style style:name="co16" style:family="table-column">
      <style:table-column-properties fo:break-before="auto" style:column-width="125.66pt"/>
    </style:style>
    <style:style style:name="co17" style:family="table-column">
      <style:table-column-properties fo:break-before="auto" style:column-width="185.81pt"/>
    </style:style>
    <style:style style:name="co18" style:family="table-column">
      <style:table-column-properties fo:break-before="auto" style:column-width="379.56pt"/>
    </style:style>
    <style:style style:name="co19" style:family="table-column">
      <style:table-column-properties fo:break-before="auto" style:column-width="125.89pt"/>
    </style:style>
    <style:style style:name="co20" style:family="table-column">
      <style:table-column-properties fo:break-before="auto" style:column-width="171.95pt"/>
    </style:style>
    <style:style style:name="co21" style:family="table-column">
      <style:table-column-properties fo:break-before="auto" style:column-width="302.6pt"/>
    </style:style>
    <style:style style:name="co22" style:family="table-column">
      <style:table-column-properties fo:break-before="auto" style:column-width="119.11pt"/>
    </style:style>
    <style:style style:name="co23" style:family="table-column">
      <style:table-column-properties fo:break-before="auto" style:column-width="122.26pt"/>
    </style:style>
    <style:style style:name="co24" style:family="table-column">
      <style:table-column-properties fo:break-before="auto" style:column-width="154.35pt"/>
    </style:style>
    <style:style style:name="co25" style:family="table-column">
      <style:table-column-properties fo:break-before="auto" style:column-width="103.44pt"/>
    </style:style>
    <style:style style:name="co26" style:family="table-column">
      <style:table-column-properties fo:break-before="auto" style:column-width="140.29pt"/>
    </style:style>
    <style:style style:name="co27" style:family="table-column">
      <style:table-column-properties fo:break-before="auto" style:column-width="82.29pt"/>
    </style:style>
    <style:style style:name="co28" style:family="table-column">
      <style:table-column-properties fo:break-before="auto" style:column-width="85.41pt"/>
    </style:style>
    <style:style style:name="co29" style:family="table-column">
      <style:table-column-properties fo:break-before="auto" style:column-width="108.2pt"/>
    </style:style>
    <style:style style:name="co30" style:family="table-column">
      <style:table-column-properties fo:break-before="auto" style:column-width="133.26pt"/>
    </style:style>
    <style:style style:name="co31" style:family="table-column">
      <style:table-column-properties fo:break-before="auto" style:column-width="88.44pt"/>
    </style:style>
    <style:style style:name="co32" style:family="table-column">
      <style:table-column-properties fo:break-before="auto" style:column-width="419.41pt"/>
    </style:style>
    <style:style style:name="co33" style:family="table-column">
      <style:table-column-properties fo:break-before="auto" style:column-width="151.99pt"/>
    </style:style>
    <style:style style:name="co34" style:family="table-column">
      <style:table-column-properties fo:break-before="auto" style:column-width="171.61pt"/>
    </style:style>
    <style:style style:name="co35" style:family="table-column">
      <style:table-column-properties fo:break-before="auto" style:column-width="210.81pt"/>
    </style:style>
    <style:style style:name="co36" style:family="table-column">
      <style:table-column-properties fo:break-before="auto" style:column-width="78.29pt"/>
    </style:style>
    <style:style style:name="co37" style:family="table-column">
      <style:table-column-properties fo:break-before="auto" style:column-width="79.91pt"/>
    </style:style>
    <style:style style:name="co38" style:family="table-column">
      <style:table-column-properties fo:break-before="auto" style:column-width="123pt"/>
    </style:style>
    <style:style style:name="co39" style:family="table-column">
      <style:table-column-properties fo:break-before="auto" style:column-width="120.64pt"/>
    </style:style>
    <style:style style:name="co40" style:family="table-column">
      <style:table-column-properties fo:break-before="auto" style:column-width="162.14pt"/>
    </style:style>
    <style:style style:name="co41" style:family="table-column">
      <style:table-column-properties fo:break-before="auto" style:column-width="150.89pt"/>
    </style:style>
    <style:style style:name="co42" style:family="table-column">
      <style:table-column-properties fo:break-before="auto" style:column-width="109.7pt"/>
    </style:style>
    <style:style style:name="co43" style:family="table-column">
      <style:table-column-properties fo:break-before="auto" style:column-width="143.29pt"/>
    </style:style>
    <style:style style:name="co44" style:family="table-column">
      <style:table-column-properties fo:break-before="auto" style:column-width="86.94pt"/>
    </style:style>
    <style:style style:name="co45" style:family="table-column">
      <style:table-column-properties fo:break-before="auto" style:column-width="216.45pt"/>
    </style:style>
    <style:style style:name="co46" style:family="table-column">
      <style:table-column-properties fo:break-before="auto" style:column-width="267.14pt"/>
    </style:style>
    <style:style style:name="co47" style:family="table-column">
      <style:table-column-properties fo:break-before="auto" style:column-width="191.2pt"/>
    </style:style>
    <style:style style:name="co48" style:family="table-column">
      <style:table-column-properties fo:break-before="auto" style:column-width="206.11pt"/>
    </style:style>
    <style:style style:name="co49" style:family="table-column">
      <style:table-column-properties fo:break-before="auto" style:column-width="140.26pt"/>
    </style:style>
    <style:style style:name="co50" style:family="table-column">
      <style:table-column-properties fo:break-before="auto" style:column-width="78.46pt"/>
    </style:style>
    <style:style style:name="co51" style:family="table-column">
      <style:table-column-properties fo:break-before="auto" style:column-width="83.06pt"/>
    </style:style>
    <style:style style:name="co52" style:family="table-column">
      <style:table-column-properties fo:break-before="auto" style:column-width="66.25pt"/>
    </style:style>
    <style:style style:name="co53" style:family="table-column">
      <style:table-column-properties fo:break-before="auto" style:column-width="219.54pt"/>
    </style:style>
    <style:style style:name="co54" style:family="table-column">
      <style:table-column-properties fo:break-before="auto" style:column-width="226.74pt"/>
    </style:style>
    <style:style style:name="ro1" style:family="table-row">
      <style:table-row-properties style:row-height="23.1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Experiments">
      <style:table-properties table:display="true" style:writing-mode="lr-tb"/>
    </style:style>
    <style:style style:name="ta2" style:family="table" style:master-page-name="PageStyle_5f_Biosamples">
      <style:table-properties table:display="true" style:writing-mode="lr-tb"/>
    </style:style>
    <style:style style:name="ta3" style:family="table" style:master-page-name="PageStyle_5f_Libraries">
      <style:table-properties table:display="true" style:writing-mode="lr-tb"/>
    </style:style>
    <style:style style:name="ta4" style:family="table" style:master-page-name="PageStyle_5f_Replicate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/>
    <style:style style:name="ce1" style:family="table-cell" style:parent-style-name="Default">
      <style:table-cell-properties fo:wrap-option="no-wrap"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riment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5"/>
        <table:table-column table:style-name="co14" table:number-columns-repeated="1010" table:default-cell-style-name="ce1"/>
        <table:table-row table:style-name="ro1">
          <table:table-cell office:value-type="string" calcext:value-type="string">
            <text:p>uuid</text:p>
          </table:table-cell>
          <table:table-cell table:style-name="ce2" office:value-type="string" calcext:value-type="string">
            <text:p>experiment_accessio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ssay_term_name</text:p>
          </table:table-cell>
          <table:table-cell table:style-name="ce2" office:value-type="string" calcext:value-type="string">
            <text:p>biosample_type</text:p>
          </table:table-cell>
          <table:table-cell table:style-name="ce2" office:value-type="string" calcext:value-type="string">
            <text:p>biosample_term_name</text:p>
          </table:table-cell>
          <table:table-cell table:style-name="ce2" office:value-type="string" calcext:value-type="string">
            <text:p>biosample_term_id</text:p>
          </table:table-cell>
          <table:table-cell table:style-name="ce2" office:value-type="string" calcext:value-type="string">
            <text:p>aliases:array</text:p>
          </table:table-cell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award</text:p>
          </table:table-cell>
          <table:table-cell table:style-name="ce6" table:number-columns-repeated="18"/>
          <table:table-cell table:number-columns-repeated="996"/>
        </table:table-row>
        <table:table-row table:style-name="ro2">
          <table:table-cell table:style-name="Default" office:value-type="string" calcext:value-type="string">
            <text:p>9526c8e0-1bed-4c27-ada3-6043d2d221a2</text:p>
          </table:table-cell>
          <table:table-cell table:style-name="Default" office:value-type="string" calcext:value-type="string">
            <text:p>TSTSR299326</text:p>
          </table:table-cell>
          <table:table-cell table:style-name="ce1" office:value-type="string" calcext:value-type="string">
            <text:p>C1 e10.5 mouse forelimb run 15</text:p>
          </table:table-cell>
          <table:table-cell table:style-name="ce4" office:value-type="string" calcext:value-type="string">
            <text:p>single cell isolation followed by RNA-seq</text:p>
          </table:table-cell>
          <table:table-cell table:style-name="ce4" office:value-type="string" calcext:value-type="string">
            <text:p>single cell</text:p>
          </table:table-cell>
          <table:table-cell table:style-name="ce4" office:value-type="string" calcext:value-type="string">
            <text:p>forelimb</text:p>
          </table:table-cell>
          <table:table-cell table:style-name="ce4" table:formula="of:=[$Biosample.C2]" office:value-type="string" office:string-value="UBERON:0002102" calcext:value-type="string">
            <text:p>UBERON:0002102</text:p>
          </table:table-cell>
          <table:table-cell table:style-name="ce1" office:value-type="string" calcext:value-type="string">
            <text:p>barbara-wold:c1_e10.5_mouse_limb_run15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d5dc541d-1770-4d71-808e-00e6355d4839</text:p>
          </table:table-cell>
          <table:table-cell table:style-name="Default" office:value-type="string" calcext:value-type="string">
            <text:p>TSTSR027570</text:p>
          </table:table-cell>
          <table:table-cell table:style-name="ce1" office:value-type="string" calcext:value-type="string">
            <text:p>C1 e11.0 mouse forelimb run 16</text:p>
          </table:table-cell>
          <table:table-cell table:style-name="ce4" office:value-type="string" calcext:value-type="string">
            <text:p>single cell isolation followed by RNA-seq</text:p>
          </table:table-cell>
          <table:table-cell table:style-name="ce4" office:value-type="string" calcext:value-type="string">
            <text:p>single cell</text:p>
          </table:table-cell>
          <table:table-cell table:style-name="ce4" office:value-type="string" calcext:value-type="string">
            <text:p>forelimb</text:p>
          </table:table-cell>
          <table:table-cell table:style-name="ce4" table:formula="of:=[$Biosample.C3]" office:value-type="string" office:string-value="UBERON:0002102" calcext:value-type="string">
            <text:p>UBERON:0002102</text:p>
          </table:table-cell>
          <table:table-cell table:style-name="ce1" office:value-type="string" calcext:value-type="string">
            <text:p>barbara-wold:c1_e11.0_mouse_limb_run16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5375fa67-f1ff-4e68-8209-934b79bfa5af</text:p>
          </table:table-cell>
          <table:table-cell table:style-name="Default" office:value-type="string" calcext:value-type="string">
            <text:p>TSTSR625465</text:p>
          </table:table-cell>
          <table:table-cell table:style-name="ce2" office:value-type="string" calcext:value-type="string">
            <text:p>C1 e11.5 mouse forelimb run 10</text:p>
          </table:table-cell>
          <table:table-cell table:style-name="ce4" office:value-type="string" calcext:value-type="string">
            <text:p>single cell isolation followed by RNA-seq</text:p>
          </table:table-cell>
          <table:table-cell table:style-name="ce4" office:value-type="string" calcext:value-type="string">
            <text:p>single cell</text:p>
          </table:table-cell>
          <table:table-cell table:style-name="ce4" office:value-type="string" calcext:value-type="string">
            <text:p>forelimb</text:p>
          </table:table-cell>
          <table:table-cell table:style-name="ce4" table:formula="of:=[$Biosample.C4]" office:value-type="string" office:string-value="UBERON:0002102" calcext:value-type="string">
            <text:p>UBERON:0002102</text:p>
          </table:table-cell>
          <table:table-cell table:style-name="ce1" office:value-type="string" calcext:value-type="string">
            <text:p>barbara-wold:c1_e11.5_mouse_limb_run10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8727d023-ee24-404c-8e49-22c94e2c6f10</text:p>
          </table:table-cell>
          <table:table-cell table:style-name="Default" office:value-type="string" calcext:value-type="string">
            <text:p>TSTSR789338</text:p>
          </table:table-cell>
          <table:table-cell table:style-name="ce2" office:value-type="string" calcext:value-type="string">
            <text:p>C1 e12.0 mouse forelimb run 11</text:p>
          </table:table-cell>
          <table:table-cell table:style-name="ce4" office:value-type="string" calcext:value-type="string">
            <text:p>single cell isolation followed by RNA-seq</text:p>
          </table:table-cell>
          <table:table-cell table:style-name="ce4" office:value-type="string" calcext:value-type="string">
            <text:p>single cell</text:p>
          </table:table-cell>
          <table:table-cell table:style-name="ce4" office:value-type="string" calcext:value-type="string">
            <text:p>forelimb</text:p>
          </table:table-cell>
          <table:table-cell table:style-name="ce4" table:formula="of:=[$Biosample.C5]" office:value-type="string" office:string-value="UBERON:0002102" calcext:value-type="string">
            <text:p>UBERON:0002102</text:p>
          </table:table-cell>
          <table:table-cell table:style-name="ce1" office:value-type="string" calcext:value-type="string">
            <text:p>barbara-wold:c1_e12.0_mouse_limb_run11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92815364-d1e5-4fdf-81b0-3f9ffad9a937</text:p>
          </table:table-cell>
          <table:table-cell table:style-name="Default" office:value-type="string" calcext:value-type="string">
            <text:p>TSTSR760615</text:p>
          </table:table-cell>
          <table:table-cell table:style-name="ce1" office:value-type="string" calcext:value-type="string">
            <text:p>C1 e13.0 mouse forelimb run 12</text:p>
          </table:table-cell>
          <table:table-cell table:style-name="ce4" office:value-type="string" calcext:value-type="string">
            <text:p>single cell isolation followed by RNA-seq</text:p>
          </table:table-cell>
          <table:table-cell table:style-name="ce4" office:value-type="string" calcext:value-type="string">
            <text:p>single cell</text:p>
          </table:table-cell>
          <table:table-cell table:style-name="ce4" office:value-type="string" calcext:value-type="string">
            <text:p>forelimb</text:p>
          </table:table-cell>
          <table:table-cell table:style-name="ce4" table:formula="of:=[$Biosample.C6]" office:value-type="string" office:string-value="UBERON:0002102" calcext:value-type="string">
            <text:p>UBERON:0002102</text:p>
          </table:table-cell>
          <table:table-cell table:style-name="ce1" office:value-type="string" calcext:value-type="string">
            <text:p>barbara-wold:c1_e13.0_mouse_limb_run12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Default" office:value-type="string" calcext:value-type="string">
            <text:p>192c3179-b4d8-4885-b85e-6e9e8e40f662</text:p>
          </table:table-cell>
          <table:table-cell table:style-name="Default" office:value-type="string" calcext:value-type="string">
            <text:p>TSTSR834034</text:p>
          </table:table-cell>
          <table:table-cell table:style-name="ce1" office:value-type="string" calcext:value-type="string">
            <text:p>C1 e14.0 mouse forelimb run 13</text:p>
          </table:table-cell>
          <table:table-cell table:style-name="ce4" office:value-type="string" calcext:value-type="string">
            <text:p>single cell isolation followed by RNA-seq</text:p>
          </table:table-cell>
          <table:table-cell table:style-name="ce4" office:value-type="string" calcext:value-type="string">
            <text:p>single cell</text:p>
          </table:table-cell>
          <table:table-cell table:style-name="ce4" office:value-type="string" calcext:value-type="string">
            <text:p>forelimb</text:p>
          </table:table-cell>
          <table:table-cell table:style-name="ce4" table:formula="of:=[$Biosample.C7]" office:value-type="string" office:string-value="UBERON:0002102" calcext:value-type="string">
            <text:p>UBERON:0002102</text:p>
          </table:table-cell>
          <table:table-cell table:style-name="ce1" office:value-type="string" calcext:value-type="string">
            <text:p>barbara-wold:c1_e14.0_mouse_limb_run13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049363ae-06aa-4953-8c0f-fb379002e40a</text:p>
          </table:table-cell>
          <table:table-cell table:style-name="Default" office:value-type="string" calcext:value-type="string">
            <text:p>TSTSR433721</text:p>
          </table:table-cell>
          <table:table-cell table:style-name="ce1" office:value-type="string" calcext:value-type="string">
            <text:p>C1 e14.5 mouse forelimb run 17</text:p>
          </table:table-cell>
          <table:table-cell table:style-name="ce4" office:value-type="string" calcext:value-type="string">
            <text:p>single cell isolation followed by RNA-seq</text:p>
          </table:table-cell>
          <table:table-cell table:style-name="ce4" office:value-type="string" calcext:value-type="string">
            <text:p>single cell</text:p>
          </table:table-cell>
          <table:table-cell table:style-name="ce4" office:value-type="string" calcext:value-type="string">
            <text:p>forelimb</text:p>
          </table:table-cell>
          <table:table-cell table:style-name="ce4" table:formula="of:=[$Biosample.C8]" office:value-type="string" office:string-value="UBERON:0002102" calcext:value-type="string">
            <text:p>UBERON:0002102</text:p>
          </table:table-cell>
          <table:table-cell table:style-name="ce1" office:value-type="string" calcext:value-type="string">
            <text:p>barbara-wold:c1_e14.5_mouse_limb_run17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44eeee6f-ae59-4bda-a9f5-4cdc20bfb392</text:p>
          </table:table-cell>
          <table:table-cell table:style-name="Default" office:value-type="string" calcext:value-type="string">
            <text:p>TSTSR035328</text:p>
          </table:table-cell>
          <table:table-cell office:value-type="string" calcext:value-type="string">
            <text:p>C1 e15.5 mouse forelimb run 14</text:p>
          </table:table-cell>
          <table:table-cell table:style-name="ce4" office:value-type="string" calcext:value-type="string">
            <text:p>single cell isolation followed by RNA-seq</text:p>
          </table:table-cell>
          <table:table-cell table:style-name="ce4" office:value-type="string" calcext:value-type="string">
            <text:p>single cell</text:p>
          </table:table-cell>
          <table:table-cell table:style-name="ce4" office:value-type="string" calcext:value-type="string">
            <text:p>forelimb</text:p>
          </table:table-cell>
          <table:table-cell table:style-name="ce4" table:formula="of:=[$Biosample.C9]" office:value-type="string" office:string-value="UBERON:0002102" calcext:value-type="string">
            <text:p>UBERON:0002102</text:p>
          </table:table-cell>
          <table:table-cell table:style-name="ce1" office:value-type="string" calcext:value-type="string">
            <text:p>barbara-wold:c1_e15.5_mouse_limb_run14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sample" table:style-name="ta2">
        <office:forms form:automatic-focus="false" form:apply-design-mode="false"/>
        <table:table-column table:style-name="co15" table:default-cell-style-name="ce1"/>
        <table:table-column table:style-name="co12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number-columns-repeated="5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" table:default-cell-style-name="ce1"/>
        <table:table-column table:style-name="co27" table:default-cell-style-name="ce1"/>
        <table:table-column table:style-name="co28" table:default-cell-style-name="ce1"/>
        <table:table-column table:style-name="co14" table:number-columns-repeated="1001" table:default-cell-style-name="ce1"/>
        <table:table-row table:style-name="ro2"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biosample_accession</text:p>
          </table:table-cell>
          <table:table-cell table:style-name="ce2" office:value-type="string" calcext:value-type="string">
            <text:p>biosample_term_id</text:p>
          </table:table-cell>
          <table:table-cell table:style-name="ce2" office:value-type="string" calcext:value-type="string">
            <text:p>biosample_term_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liases:array</text:p>
          </table:table-cell>
          <table:table-cell table:style-name="ce2" office:value-type="string" calcext:value-type="string">
            <text:p>biosample_type</text:p>
          </table:table-cell>
          <table:table-cell table:style-name="ce2" office:value-type="string" calcext:value-type="string">
            <text:p>date_obtained:date</text:p>
          </table:table-cell>
          <table:table-cell table:style-name="ce2" office:value-type="string" calcext:value-type="string">
            <text:p>organism</text:p>
          </table:table-cell>
          <table:table-cell table:style-name="ce2" office:value-type="string" calcext:value-type="string">
            <text:p>part_of</text:p>
          </table:table-cell>
          <table:table-cell table:style-name="ce2" office:value-type="string" calcext:value-type="string">
            <text:p>part_of_comment:ski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protocol_documents:array</text:p>
          </table:table-cell>
          <table:table-cell table:style-name="ce2" office:value-type="string" calcext:value-type="string">
            <text:p>brians_description:skip</text:p>
          </table:table-cell>
          <table:table-cell table:style-name="ce2" office:value-type="string" calcext:value-type="string">
            <text:p>starting_amount:integer</text:p>
          </table:table-cell>
          <table:table-cell table:style-name="ce2" office:value-type="string" calcext:value-type="string">
            <text:p>starting_amount_units</text:p>
          </table:table-cell>
          <table:table-cell table:style-name="ce2" office:value-type="string" calcext:value-type="string">
            <text:p>model_organism_age</text:p>
          </table:table-cell>
          <table:table-cell table:style-name="ce9" office:value-type="string" calcext:value-type="string">
            <text:p>model_organism_age_units</text:p>
          </table:table-cell>
          <table:table-cell table:style-name="ce2" office:value-type="string" calcext:value-type="string">
            <text:p>mouse_life_stage</text:p>
          </table:table-cell>
          <table:table-cell table:style-name="ce2" office:value-type="string" calcext:value-type="string">
            <text:p>cell_isolation_method:skip</text:p>
          </table:table-cell>
          <table:table-cell table:style-name="ce2" office:value-type="string" calcext:value-type="string">
            <text:p>donor</text:p>
          </table:table-cell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award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Default" office:value-type="string" calcext:value-type="string">
            <text:p>1adb8f9b-f6ed-4fc8-b960-fead49af9abc</text:p>
          </table:table-cell>
          <table:table-cell table:style-name="Default" office:value-type="string" calcext:value-type="string">
            <text:p>TSTBS444049</text:p>
          </table:table-cell>
          <table:table-cell table:style-name="ce4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table:style-name="Default" office:value-type="string" calcext:value-type="string">
            <text:p>C1 e10.5 mouse forelimb run15</text:p>
          </table:table-cell>
          <table:table-cell table:style-name="ce2" table:formula="of:=COM.MICROSOFT.CONCAT(&quot;barbara-wold:&quot;; [.N2])" office:value-type="string" office:string-value="barbara-wold:C1_e10.5_AM_run_mouse_forelimb_run15_January13_2018" calcext:value-type="string">
            <text:p>barbara-wold:C1_e10.5_AM_run_mouse_forelimb_run15_January13_2018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8-01-13" calcext:value-type="date">
            <text:p>1/13/2018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table:style-name="Default" office:value-type="string" calcext:value-type="string">
            <text:p>C1_e10.5_AM_run_mouse_forelimb_run15_January13_2018</text:p>
          </table:table-cell>
          <table:table-cell table:style-name="Default" table:formula="of:=COUNTIF(['file:///home/diane/woldlab/ENCODE/Metadata_Y2Q1_submission_for_Diane_April25_2018.ods'#$Sheet1.F2:.F397];[.N2])" office:value-type="float" office:value="18" calcext:value-type="float">
            <text:p>18</text:p>
          </table:table-cell>
          <table:table-cell office:value-type="string" calcext:value-type="string">
            <text:p>cells</text:p>
          </table:table-cell>
          <table:table-cell table:formula="of:=MID([.N2]; 5; 4)" office:value-type="string" office:string-value="10.5" calcext:value-type="string">
            <text:p>10.5</text:p>
          </table:table-cell>
          <table:table-cell office:value-type="string" calcext:value-type="string">
            <text:p>day</text:p>
          </table:table-cell>
          <table:table-cell table:formula="of:=IF(MID([.N2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4" table:formula="of:=IF(['file:///home/diane/woldlab/ENCODE/Metadata_Y2Q1_submission_for_Diane_April25_2018.ods'#$Sheet1.I2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Default" office:value-type="string" calcext:value-type="string">
            <text:p>0e06dfb6-7362-4290-b76a-b5c0c945e3f6</text:p>
          </table:table-cell>
          <table:table-cell table:style-name="Default" office:value-type="string" calcext:value-type="string">
            <text:p>TSTBS230644</text:p>
          </table:table-cell>
          <table:table-cell table:style-name="ce4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table:style-name="Default" office:value-type="string" calcext:value-type="string">
            <text:p>C1 e11.0 mouse forelimb run16</text:p>
          </table:table-cell>
          <table:table-cell table:style-name="ce2" table:formula="of:=COM.MICROSOFT.CONCAT(&quot;barbara-wold:&quot;; [.N3])" office:value-type="string" office:string-value="barbara-wold:C1_e11.0_PM_run_mouse_forelimb_run16_January13_2018" calcext:value-type="string">
            <text:p>barbara-wold:C1_e11.0_PM_run_mouse_forelimb_run16_January13_2018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8-01-13" calcext:value-type="date">
            <text:p>1/13/2018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table:style-name="Default" office:value-type="string" calcext:value-type="string">
            <text:p>C1_e11.0_PM_run_mouse_forelimb_run16_January13_2018</text:p>
          </table:table-cell>
          <table:table-cell table:style-name="Default" table:formula="of:=COUNTIF(['file:///home/diane/woldlab/ENCODE/Metadata_Y2Q1_submission_for_Diane_April25_2018.ods'#$Sheet1.F3:.F398];[.N3])"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table:formula="of:=MID([.N3]; 5; 4)" office:value-type="string" office:string-value="11.0" calcext:value-type="string">
            <text:p>11.0</text:p>
          </table:table-cell>
          <table:table-cell office:value-type="string" calcext:value-type="string">
            <text:p>day</text:p>
          </table:table-cell>
          <table:table-cell table:formula="of:=IF(MID([.N3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4" table:formula="of:=IF(['file:///home/diane/woldlab/ENCODE/Metadata_Y2Q1_submission_for_Diane_April25_2018.ods'#$Sheet1.I3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Default" office:value-type="string" calcext:value-type="string">
            <text:p>fd3c541a-e029-40e2-a1e8-bbf7e8359003</text:p>
          </table:table-cell>
          <table:table-cell table:style-name="Default" office:value-type="string" calcext:value-type="string">
            <text:p>TSTBS587485</text:p>
          </table:table-cell>
          <table:table-cell table:style-name="ce4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table:style-name="Default" office:value-type="string" calcext:value-type="string">
            <text:p>C1 e11.5 mouse forelimb run10</text:p>
          </table:table-cell>
          <table:table-cell table:style-name="ce2" table:formula="of:=COM.MICROSOFT.CONCAT(&quot;barbara-wold:&quot;; [.N4])" office:value-type="string" office:string-value="barbara-wold:C1_e11.5_mouse_forelimb_run10_December11_2017" calcext:value-type="string">
            <text:p>barbara-wold:C1_e11.5_mouse_forelimb_run10_December11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1" calcext:value-type="date">
            <text:p>12/11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table:style-name="Default" office:value-type="string" calcext:value-type="string">
            <text:p>C1_e11.5_mouse_forelimb_run10_December11_2017</text:p>
          </table:table-cell>
          <table:table-cell table:style-name="Default" table:formula="of:=COUNTIF(['file:///home/diane/woldlab/ENCODE/Metadata_Y2Q1_submission_for_Diane_April25_2018.ods'#$Sheet1.F4:.F399];[.N4])" office:value-type="float" office:value="75" calcext:value-type="float">
            <text:p>75</text:p>
          </table:table-cell>
          <table:table-cell office:value-type="string" calcext:value-type="string">
            <text:p>cells</text:p>
          </table:table-cell>
          <table:table-cell table:formula="of:=MID([.N4]; 5; 4)" office:value-type="string" office:string-value="11.5" calcext:value-type="string">
            <text:p>11.5</text:p>
          </table:table-cell>
          <table:table-cell office:value-type="string" calcext:value-type="string">
            <text:p>day</text:p>
          </table:table-cell>
          <table:table-cell table:formula="of:=IF(MID([.N4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4" table:formula="of:=IF(['file:///home/diane/woldlab/ENCODE/Metadata_Y2Q1_submission_for_Diane_April25_2018.ods'#$Sheet1.I4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Default" office:value-type="string" calcext:value-type="string">
            <text:p>e2d784fe-896a-4efb-aedc-c476a1e4f12d</text:p>
          </table:table-cell>
          <table:table-cell table:style-name="Default" office:value-type="string" calcext:value-type="string">
            <text:p>TSTBS513275</text:p>
          </table:table-cell>
          <table:table-cell table:style-name="ce4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table:style-name="Default" office:value-type="string" calcext:value-type="string">
            <text:p>C1 e12.0 mouse forelimb run11</text:p>
          </table:table-cell>
          <table:table-cell table:style-name="ce2" table:formula="of:=COM.MICROSOFT.CONCAT(&quot;barbara-wold:&quot;; [.N5])" office:value-type="string" office:string-value="barbara-wold:C1_e12.0_mouse_forelimb_run11_December12_2017" calcext:value-type="string">
            <text:p>barbara-wold:C1_e12.0_mouse_forelimb_run11_December12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2" calcext:value-type="date">
            <text:p>12/12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table:style-name="Default" office:value-type="string" calcext:value-type="string">
            <text:p>C1_e12.0_mouse_forelimb_run11_December12_2017</text:p>
          </table:table-cell>
          <table:table-cell table:style-name="Default" table:formula="of:=COUNTIF(['file:///home/diane/woldlab/ENCODE/Metadata_Y2Q1_submission_for_Diane_April25_2018.ods'#$Sheet1.F5:.F400];[.N5])" office:value-type="float" office:value="77" calcext:value-type="float">
            <text:p>77</text:p>
          </table:table-cell>
          <table:table-cell office:value-type="string" calcext:value-type="string">
            <text:p>cells</text:p>
          </table:table-cell>
          <table:table-cell table:formula="of:=MID([.N5]; 5; 4)" office:value-type="string" office:string-value="12.0" calcext:value-type="string">
            <text:p>12.0</text:p>
          </table:table-cell>
          <table:table-cell office:value-type="string" calcext:value-type="string">
            <text:p>day</text:p>
          </table:table-cell>
          <table:table-cell table:formula="of:=IF(MID([.N5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4" table:formula="of:=IF(['file:///home/diane/woldlab/ENCODE/Metadata_Y2Q1_submission_for_Diane_April25_2018.ods'#$Sheet1.I5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Default" office:value-type="string" calcext:value-type="string">
            <text:p>81c606bb-6762-4780-bbc4-c8660e0e7bc1</text:p>
          </table:table-cell>
          <table:table-cell table:style-name="Default" office:value-type="string" calcext:value-type="string">
            <text:p>TSTBS139355</text:p>
          </table:table-cell>
          <table:table-cell table:style-name="ce4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1 e13.0 mouse forelimb run12</text:p>
          </table:table-cell>
          <table:table-cell table:style-name="ce2" table:formula="of:=COM.MICROSOFT.CONCAT(&quot;barbara-wold:&quot;; [.N6])" office:value-type="string" office:string-value="barbara-wold:C1_e13.0_mouse_forelimb_run12_December13_2017" calcext:value-type="string">
            <text:p>barbara-wold:C1_e13.0_mouse_forelimb_run12_December13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3" calcext:value-type="date">
            <text:p>12/13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office:value-type="string" calcext:value-type="string">
            <text:p>C1_e13.0_mouse_forelimb_run12_December13_2017</text:p>
          </table:table-cell>
          <table:table-cell table:style-name="Default" table:formula="of:=COUNTIF(['file:///home/diane/woldlab/ENCODE/Metadata_Y2Q1_submission_for_Diane_April25_2018.ods'#$Sheet1.F6:.F401];[.N6])" office:value-type="float" office:value="72" calcext:value-type="float">
            <text:p>72</text:p>
          </table:table-cell>
          <table:table-cell office:value-type="string" calcext:value-type="string">
            <text:p>cells</text:p>
          </table:table-cell>
          <table:table-cell table:formula="of:=MID([.N6]; 5; 4)" office:value-type="string" office:string-value="13.0" calcext:value-type="string">
            <text:p>13.0</text:p>
          </table:table-cell>
          <table:table-cell office:value-type="string" calcext:value-type="string">
            <text:p>day</text:p>
          </table:table-cell>
          <table:table-cell table:formula="of:=IF(MID([.N6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4" table:formula="of:=IF(['file:///home/diane/woldlab/ENCODE/Metadata_Y2Q1_submission_for_Diane_April25_2018.ods'#$Sheet1.I6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Default" office:value-type="string" calcext:value-type="string">
            <text:p>8e585eac-e553-48c8-bd87-b032402f5fc6</text:p>
          </table:table-cell>
          <table:table-cell table:style-name="Default" office:value-type="string" calcext:value-type="string">
            <text:p>TSTBS664023</text:p>
          </table:table-cell>
          <table:table-cell table:style-name="ce4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1 e14.0 mouse forelimb run13</text:p>
          </table:table-cell>
          <table:table-cell table:style-name="ce2" table:formula="of:=COM.MICROSOFT.CONCAT(&quot;barbara-wold:&quot;; [.N7])" office:value-type="string" office:string-value="barbara-wold:C1_e14.0_mouse_forelimb_run13_December14_2017" calcext:value-type="string">
            <text:p>barbara-wold:C1_e14.0_mouse_forelimb_run13_December14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4" calcext:value-type="date">
            <text:p>12/14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office:value-type="string" calcext:value-type="string">
            <text:p>C1_e14.0_mouse_forelimb_run13_December14_2017</text:p>
          </table:table-cell>
          <table:table-cell table:style-name="Default" table:formula="of:=COUNTIF(['file:///home/diane/woldlab/ENCODE/Metadata_Y2Q1_submission_for_Diane_April25_2018.ods'#$Sheet1.F7:.F402];[.N7])" office:value-type="float" office:value="53" calcext:value-type="float">
            <text:p>53</text:p>
          </table:table-cell>
          <table:table-cell office:value-type="string" calcext:value-type="string">
            <text:p>cells</text:p>
          </table:table-cell>
          <table:table-cell table:formula="of:=MID([.N7]; 5; 4)" office:value-type="string" office:string-value="14.0" calcext:value-type="string">
            <text:p>14.0</text:p>
          </table:table-cell>
          <table:table-cell office:value-type="string" calcext:value-type="string">
            <text:p>day</text:p>
          </table:table-cell>
          <table:table-cell table:formula="of:=IF(MID([.N7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4" table:formula="of:=IF(['file:///home/diane/woldlab/ENCODE/Metadata_Y2Q1_submission_for_Diane_April25_2018.ods'#$Sheet1.I7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Default" office:value-type="string" calcext:value-type="string">
            <text:p>f25b98f7-fb1d-42af-918b-765a4ec1f917</text:p>
          </table:table-cell>
          <table:table-cell table:style-name="Default" office:value-type="string" calcext:value-type="string">
            <text:p>TSTBS745306</text:p>
          </table:table-cell>
          <table:table-cell table:style-name="ce4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1 e14.5 mouse forelimb run17</text:p>
          </table:table-cell>
          <table:table-cell table:style-name="ce2" table:formula="of:=COM.MICROSOFT.CONCAT(&quot;barbara-wold:&quot;; [.N8])" office:value-type="string" office:string-value="barbara-wold:C1_e14.5_mouse_forelimb_run17_January16_2018" calcext:value-type="string">
            <text:p>barbara-wold:C1_e14.5_mouse_forelimb_run17_January16_2018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8-01-16" calcext:value-type="date">
            <text:p>1/16/2018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office:value-type="string" calcext:value-type="string">
            <text:p>C1_e14.5_mouse_forelimb_run17_January16_2018</text:p>
          </table:table-cell>
          <table:table-cell table:style-name="Default" table:formula="of:=COUNTIF(['file:///home/diane/woldlab/ENCODE/Metadata_Y2Q1_submission_for_Diane_April25_2018.ods'#$Sheet1.F8:.F403];[.N8])" office:value-type="float" office:value="27" calcext:value-type="float">
            <text:p>27</text:p>
          </table:table-cell>
          <table:table-cell office:value-type="string" calcext:value-type="string">
            <text:p>cells</text:p>
          </table:table-cell>
          <table:table-cell table:formula="of:=MID([.N8]; 5; 4)" office:value-type="string" office:string-value="14.5" calcext:value-type="string">
            <text:p>14.5</text:p>
          </table:table-cell>
          <table:table-cell office:value-type="string" calcext:value-type="string">
            <text:p>day</text:p>
          </table:table-cell>
          <table:table-cell table:formula="of:=IF(MID([.N8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4" table:formula="of:=IF(['file:///home/diane/woldlab/ENCODE/Metadata_Y2Q1_submission_for_Diane_April25_2018.ods'#$Sheet1.I8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Default" office:value-type="string" calcext:value-type="string">
            <text:p>945ef6e9-40c6-4f30-8787-83c8ceb9fc88</text:p>
          </table:table-cell>
          <table:table-cell table:style-name="Default" office:value-type="string" calcext:value-type="string">
            <text:p>TSTBS485085</text:p>
          </table:table-cell>
          <table:table-cell table:style-name="ce4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1 e15.5 mouse forelimb run14</text:p>
          </table:table-cell>
          <table:table-cell table:style-name="ce2" table:formula="of:=COM.MICROSOFT.CONCAT(&quot;barbara-wold:&quot;; [.N9])" office:value-type="string" office:string-value="barbara-wold:C1_e15.5_mouse_forelimb_run14_December15_2017" calcext:value-type="string">
            <text:p>barbara-wold:C1_e15.5_mouse_forelimb_run14_December15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5" calcext:value-type="date">
            <text:p>12/15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office:value-type="string" calcext:value-type="string">
            <text:p>C1_e15.5_mouse_forelimb_run14_December15_2017</text:p>
          </table:table-cell>
          <table:table-cell table:style-name="Default" table:formula="of:=COUNTIF(['file:///home/diane/woldlab/ENCODE/Metadata_Y2Q1_submission_for_Diane_April25_2018.ods'#$Sheet1.F9:.F404];[.N9])" office:value-type="float" office:value="58" calcext:value-type="float">
            <text:p>58</text:p>
          </table:table-cell>
          <table:table-cell office:value-type="string" calcext:value-type="string">
            <text:p>cells</text:p>
          </table:table-cell>
          <table:table-cell table:formula="of:=MID([.N9]; 5; 4)" office:value-type="string" office:string-value="15.5" calcext:value-type="string">
            <text:p>15.5</text:p>
          </table:table-cell>
          <table:table-cell office:value-type="string" calcext:value-type="string">
            <text:p>day</text:p>
          </table:table-cell>
          <table:table-cell table:formula="of:=IF(MID([.N9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4" table:formula="of:=IF(['file:///home/diane/woldlab/ENCODE/Metadata_Y2Q1_submission_for_Diane_April25_2018.ods'#$Sheet1.I9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ce6"/>
          <table:table-cell table:number-columns-repeated="100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brary" table:style-name="ta3">
        <office:forms form:automatic-focus="false" form:apply-design-mode="false"/>
        <table:table-column table:style-name="co29" table:default-cell-style-name="ce11"/>
        <table:table-column table:style-name="co30" table:default-cell-style-name="ce1"/>
        <table:table-column table:style-name="co31" table:default-cell-style-name="ce1"/>
        <table:table-column table:style-name="co5" table:default-cell-style-name="ce1"/>
        <table:table-column table:style-name="co32" table:default-cell-style-name="ce1"/>
        <table:table-column table:style-name="co24" table:visibility="collapse" table:default-cell-style-name="ce3"/>
        <table:table-column table:style-name="co33" table:visibility="collapse" table:default-cell-style-name="ce1"/>
        <table:table-column table:style-name="co34" table:visibility="collapse" table:default-cell-style-name="ce1"/>
        <table:table-column table:style-name="co35" table:visibility="collapse" table:default-cell-style-name="ce1"/>
        <table:table-column table:style-name="co36" table:visibility="collapse" table:default-cell-style-name="ce1"/>
        <table:table-column table:style-name="co37" table:visibility="collapse" table:default-cell-style-name="ce1"/>
        <table:table-column table:style-name="co38" table:visibility="collapse" table:default-cell-style-name="ce1"/>
        <table:table-column table:style-name="co39" table:visibility="collapse" table:default-cell-style-name="ce1"/>
        <table:table-column table:style-name="co40" table:visibility="collapse" table:default-cell-style-name="ce1"/>
        <table:table-column table:style-name="co14" table:visibility="collapse" table:default-cell-style-name="ce1"/>
        <table:table-column table:style-name="co33" table:visibility="collapse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8" table:default-cell-style-name="ce1"/>
        <table:table-column table:style-name="co44" table:default-cell-style-name="ce1"/>
        <table:table-column table:style-name="co14" table:number-columns-repeated="1003" table:default-cell-style-name="ce1"/>
        <table:table-row table:style-name="ro2">
          <table:table-cell table:style-name="ce2" office:value-type="string" calcext:value-type="string">
            <text:p>library_accession</text:p>
          </table:table-cell>
          <table:table-cell table:style-name="ce2" office:value-type="string" calcext:value-type="string">
            <text:p>aliases:array</text:p>
          </table:table-cell>
          <table:table-cell table:style-name="ce2" office:value-type="string" calcext:value-type="string">
            <text:p>description:skip</text:p>
          </table:table-cell>
          <table:table-cell table:style-name="ce2" office:value-type="string" calcext:value-type="string">
            <text:p>nucleic_acid_term_name</text:p>
          </table:table-cell>
          <table:table-cell table:style-name="ce2" office:value-type="string" calcext:value-type="string">
            <text:p>biosample</text:p>
          </table:table-cell>
          <table:table-cell table:style-name="ce2" office:value-type="string" calcext:value-type="string">
            <text:p>nucleic_acid_term_name</text:p>
          </table:table-cell>
          <table:table-cell table:style-name="ce2" office:value-type="string" calcext:value-type="string">
            <text:p>depleted_in_term_name</text:p>
          </table:table-cell>
          <table:table-cell table:style-name="ce2" office:value-type="string" calcext:value-type="string">
            <text:p>nucleic_acid_starting_quantity</text:p>
          </table:table-cell>
          <table:table-cell table:style-name="ce2" office:value-type="string" calcext:value-type="string">
            <text:p>nucleic_acid_starting_quantity_units</text:p>
          </table:table-cell>
          <table:table-cell table:style-name="ce2" office:value-type="string" calcext:value-type="string">
            <text:p>size_range</text:p>
          </table:table-cell>
          <table:table-cell table:style-name="ce2" office:value-type="string" calcext:value-type="string">
            <text:p>lysis_method</text:p>
          </table:table-cell>
          <table:table-cell table:style-name="ce2" office:value-type="string" calcext:value-type="string">
            <text:p>fragmentation_method</text:p>
          </table:table-cell>
          <table:table-cell table:style-name="ce2" office:value-type="string" calcext:value-type="string">
            <text:p>extraction_method</text:p>
          </table:table-cell>
          <table:table-cell table:style-name="ce2" office:value-type="string" calcext:value-type="string">
            <text:p>library_size_selection_method</text:p>
          </table:table-cell>
          <table:table-cell table:style-name="ce2" office:value-type="string" calcext:value-type="string">
            <text:p>treatments</text:p>
          </table:table-cell>
          <table:table-cell table:style-name="ce2" office:value-type="string" calcext:value-type="string">
            <text:p>strand_specificity:boolean</text:p>
          </table:table-cell>
          <table:table-cell table:style-name="ce2" office:value-type="string" calcext:value-type="string">
            <text:p>spikeins_used:array</text:p>
          </table:table-cell>
          <table:table-cell table:style-name="ce2" office:value-type="string" calcext:value-type="string">
            <text:p>spike in pool:skip</text:p>
          </table:table-cell>
          <table:table-cell table:style-name="ce2" office:value-type="string" calcext:value-type="string">
            <text:p>documents:array</text:p>
          </table:table-cell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award</text:p>
          </table:table-cell>
          <table:table-cell table:style-name="ce6" office:value-type="string" calcext:value-type="string">
            <text:p>barcode_details:json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TSTLB226048</text:p>
          </table:table-cell>
          <table:table-cell table:style-name="Default" office:value-type="string" calcext:value-type="string">
            <text:p>barbara-wold:19912_G10,barbara-wold:19912_G11,barbara-wold:19912_G12,barbara-wold:19912_G7,barbara-wold:19912_G8,barbara-wold:19912_G9,barbara-wold:19913_H1,barbara-wold:19913_H10,barbara-wold:19913_H11,barbara-wold:19913_H12,barbara-wold:19913_H2,barbara-wold:19913_H3,barbara-wold:19913_H4,barbara-wold:19913_H5,barbara-wold:19913_H6,barbara-wold:19913_H7,barbara-wold:19913_H8,barbara-wold:19913_H9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" table:formula="of:=[$Biosample.F2]" office:value-type="string" office:string-value="barbara-wold:C1_e10.5_AM_run_mouse_forelimb_run15_January13_2018" calcext:value-type="string">
            <text:p>barbara-wold:C1_e10.5_AM_run_mouse_forelimb_run15_January13_2018</text:p>
          </table:table-cell>
          <table:table-cell table:style-name="ce2" table:number-columns-repeated="5"/>
          <table:table-cell table:style-name="ce4" table:number-columns-repeated="4"/>
          <table:table-cell table:style-name="ce2"/>
          <table:table-cell table:style-name="ce13"/>
          <table:table-cell table:style-name="ce2" office:value-type="string" calcext:value-type="string">
            <text:p>barbara-wold:profile_C1_3</text:p>
          </table:table-cell>
          <table:table-cell table:style-name="ce2"/>
          <table:table-cell table:style-name="ce4" office:value-type="string" calcext:value-type="string">
            <text:p>barbara-wold:smarter-ulta-low-pdf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Default" office:value-type="string" calcext:value-type="string">
            <text:p>[{"barcode": "GTAGAGGACGTCTAAT", "plate_id": "19912", "plate_location": "G10"}, {"barcode": "GCTCATGACGTCTAAT", "plate_id": "19912", "plate_location": "G11"}, {"barcode": "ATCTCAGGCGTCTAAT", "plate_id": "19912", "plate_location": "G12"}, {"barcode": "CTCTCTACCGTCTAAT", "plate_id": "19912", "plate_location": "G7"}, {"barcode": "CGAGGCTGCGTCTAAT", "plate_id": "19912", "plate_location": "G8"}, {"barcode": "AAGAGGCACGTCTAAT", "plate_id": "19912", "plate_location": "G9"}, {"barcode": "TAAGGCGATCTCTCCG", "plate_id": "19913", "plate_location": "H1"}, {"barcode": "GTAGAGGATCTCTCCG", "plate_id": "19913", "plate_location": "H10"}, {"barcode": "GCTCATGATCTCTCCG", "plate_id": "19913", "plate_location": "H11"}, {"barcode": "ATCTCAGGTCTCTCCG", "plate_id": "19913", "plate_location": "H12"}, {"barcode": "CGTACTAGTCTCTCCG", "plate_id": "19913", "plate_location": "H2"}, {"barcode": "AGGCAGAATCTCTCCG", "plate_id": "19913", "plate_location": "H3"}, {"barcode": "TCCTGAGCTCTCTCCG", "plate_id": "19913", "plate_location": "H4"}, {"barcode": "GGACTCCTTCTCTCCG", "plate_id": "19913", "plate_location": "H5"}, {"barcode": "TAGGCATGTCTCTCCG", "plate_id": "19913", "plate_location": "H6"}, {"barcode": "CTCTCTACTCTCTCNG", "plate_id": "19913", "plate_location": "H7"}, {"barcode": "CGAGGCTGTCTCTCCG", "plate_id": "19913", "plate_location": "H8"}, {"barcode": "AAGAGGCATCTCTCCG", "plate_id": "19913", "plate_location": "H9"}]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TSTLB576600</text:p>
          </table:table-cell>
          <table:table-cell table:style-name="Default" office:value-type="string" calcext:value-type="string">
            <text:p>barbara-wold:19914_A1,barbara-wold:19914_A10,barbara-wold:19914_A11,barbara-wold:19914_A12,barbara-wold:19914_A2,barbara-wold:19914_A3,barbara-wold:19914_A4,barbara-wold:19914_A5,barbara-wold:19914_A6,barbara-wold:19914_A7,barbara-wold:19914_A8,barbara-wold:19914_A9,barbara-wold:19915_B1,barbara-wold:19915_B2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" table:formula="of:=[$Biosample.F3]" office:value-type="string" office:string-value="barbara-wold:C1_e11.0_PM_run_mouse_forelimb_run16_January13_2018" calcext:value-type="string">
            <text:p>barbara-wold:C1_e11.0_PM_run_mouse_forelimb_run16_January13_2018</text:p>
          </table:table-cell>
          <table:table-cell table:style-name="ce2" table:number-columns-repeated="5"/>
          <table:table-cell table:style-name="ce4" table:number-columns-repeated="4"/>
          <table:table-cell table:style-name="ce2"/>
          <table:table-cell table:style-name="ce13"/>
          <table:table-cell table:style-name="ce2" office:value-type="string" calcext:value-type="string">
            <text:p>barbara-wold:profile_C1_3</text:p>
          </table:table-cell>
          <table:table-cell table:style-name="ce2"/>
          <table:table-cell table:style-name="ce4" office:value-type="string" calcext:value-type="string">
            <text:p>barbara-wold:smarter-ulta-low-pdf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Default" office:value-type="string" calcext:value-type="string">
            <text:p>[{"barcode": "ACTCGCTATCGACTAG", "plate_id": "19914", "plate_location": "A1"}, {"barcode": "CGATCAGTTCGACTAG", "plate_id": "19914", "plate_location": "A10"}, {"barcode": "TGCAGCTATCGACTAG", "plate_id": "19914", "plate_location": "A11"}, {"barcode": "TCGACGTCTCGACTNG", "plate_id": "19914", "plate_location": "A12"}, {"barcode": "GGAGCTACTCGACTAG", "plate_id": "19914", "plate_location": "A2"}, {"barcode": "GCGTAGTATCGACTNG", "plate_id": "19914", "plate_location": "A3"}, {"barcode": "CGGAGCCTTCGACTAG", "plate_id": "19914", "plate_location": "A4"}, {"barcode": "TACGCTGCTCGACTAG", "plate_id": "19914", "plate_location": "A5"}, {"barcode": "ATGCGCAGTCGACTAG", "plate_id": "19914", "plate_location": "A6"}, {"barcode": "TAGCGCTCTCGACTAG", "plate_id": "19914", "plate_location": "A7"}, {"barcode": "ACTGAGCGTCGACTAG", "plate_id": "19914", "plate_location": "A8"}, {"barcode": "CCTAAGACTCGACTAG", "plate_id": "19914", "plate_location": "A9"}, {"barcode": "ACTCGCTATTCTAGCT", "plate_id": "19915", "plate_location": "B1"}, {"barcode": "GGAGCTACTTCTAGCT", "plate_id": "19915", "plate_location": "B2"}]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TSTLB327252</text:p>
          </table:table-cell>
          <table:table-cell table:style-name="Default" office:value-type="string" calcext:value-type="string">
            <text:p>barbara-wold:19906_A1,barbara-wold:19906_A10,barbara-wold:19906_A11,barbara-wold:19906_A12,barbara-wold:19906_A2,barbara-wold:19906_A3,barbara-wold:19906_A4,barbara-wold:19906_A5,barbara-wold:19906_A6,barbara-wold:19906_A7,barbara-wold:19906_A8,barbara-wold:19906_A9,barbara-wold:19907_B1,barbara-wold:19907_B10,barbara-wold:19907_B11,barbara-wold:19907_B12,barbara-wold:19907_B2,barbara-wold:19907_B3,barbara-wold:19907_B4,barbara-wold:19907_B5,barbara-wold:19907_B6,barbara-wold:19907_B7,barbara-wold:19907_B8,barbara-wold:19907_B9,barbara-wold:19908_C1,barbara-wold:19908_C10,barbara-wold:19908_C11,barbara-wold:19908_C12,barbara-wold:19908_C2,barbara-wold:19908_C3,barbara-wold:19908_C4,barbara-wold:19908_C5,barbara-wold:19908_C6,barbara-wold:19908_C7,barbara-wold:19908_C8,barbara-wold:19908_C9,barbara-wold:19909_D1,barbara-wold:19909_D10,barbara-wold:19909_D11,barbara-wold:19909_D12,barbara-wold:19909_D2,barbara-wold:19909_D3,barbara-wold:19909_D4,barbara-wold:19909_D5,barbara-wold:19909_D6,barbara-wold:19909_D7,barbara-wold:19909_D8,barbara-wold:19909_D9,barbara-wold:19910_E1,barbara-wold:19910_E10,barbara-wold:19910_E11,barbara-wold:19910_E12,barbara-wold:19910_E2,barbara-wold:19910_E3,barbara-wold:19910_E4,barbara-wold:19910_E5,barbara-wold:19910_E6,barbara-wold:19910_E7,barbara-wold:19910_E8,barbara-wold:19910_E9,barbara-wold:19911_F1,barbara-wold:19911_F10,barbara-wold:19911_F11,barbara-wold:19911_F12,barbara-wold:19911_F2,barbara-wold:19911_F3,barbara-wold:19911_F4,barbara-wold:19911_F5,barbara-wold:19911_F6,barbara-wold:19911_F7,barbara-wold:19911_F8,barbara-wold:19911_F9,barbara-wold:19912_G1,barbara-wold:19912_G2,barbara-wold:19912_G3,barbara-wold:19912_G4,barbara-wold:19912_G6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" table:formula="of:=[$Biosample.F4]" office:value-type="string" office:string-value="barbara-wold:C1_e11.5_mouse_forelimb_run10_December11_2017" calcext:value-type="string">
            <text:p>barbara-wold:C1_e11.5_mouse_forelimb_run10_December11_2017</text:p>
          </table:table-cell>
          <table:table-cell table:style-name="ce2" table:number-columns-repeated="5"/>
          <table:table-cell table:style-name="ce4" table:number-columns-repeated="4"/>
          <table:table-cell table:style-name="ce2"/>
          <table:table-cell table:style-name="ce13"/>
          <table:table-cell table:style-name="ce2" office:value-type="string" calcext:value-type="string">
            <text:p>barbara-wold:profile_C1_3</text:p>
          </table:table-cell>
          <table:table-cell table:style-name="ce2"/>
          <table:table-cell table:style-name="ce4" office:value-type="string" calcext:value-type="string">
            <text:p>barbara-wold:smarter-ulta-low-pdf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CTCTCTAT", "plate_id": "19906", "plate_location": "A1"}, {"barcode": "GTAGAGGACTCTCTAT", "plate_id": "19906", "plate_location": "A10"}, {"barcode": "GCTCATGACTCTCTAT", "plate_id": "19906", "plate_location": "A11"}, {"barcode": "ATCTCAGGCTCTCTAT", "plate_id": "19906", "plate_location": "A12"}, {"barcode": "CGTACTAGCTCTCTAT", "plate_id": "19906", "plate_location": "A2"}, {"barcode": "AGGCAGAACTCTCTAT", "plate_id": "19906", "plate_location": "A3"}, {"barcode": "TCCTGAGCCTCTCTAT", "plate_id": "19906", "plate_location": "A4"}, {"barcode": "GGACTCCTCTCTCTAT", "plate_id": "19906", "plate_location": "A5"}, {"barcode": "TAGGCATGCTCTCTAT", "plate_id": "19906", "plate_location": "A6"}, {"barcode": "CTCTCTACCTCTCTAT", "plate_id": "19906", "plate_location": "A7"}, {"barcode": "CGAGGCTGCTCTCTAT", "plate_id": "19906", "plate_location": "A8"}, {"barcode": "AAGAGGCACTCTCTAT", "plate_id": "19906", "plate_location": "A9"}, {"barcode": "TAAGGCGATATCCTCT", "plate_id": "19907", "plate_location": "B1"}, {"barcode": "GTAGAGGATATCCTCT", "plate_id": "19907", "plate_location": "B10"}, {"barcode": "GCTCATGATATCCTCT", "plate_id": "19907", "plate_location": "B11"}, {"barcode": "ATCTCAGGTATCCTCT", "plate_id": "19907", "plate_location": "B12"}, {"barcode": "CGTACTAGTATCCTCT", "plate_id": "19907", "plate_location": "B2"}, {"barcode": "AGGCAGAATATCCTCT", "plate_id": "19907", "plate_location": "B3"}, {"barcode": "TCCTGAGCTATCCTCT", "plate_id": "19907", "plate_location": "B4"}, {"barcode": "GGACTCCTTATCCTCT", "plate_id": "19907", "plate_location": "B5"}, {"barcode": "TAGGCATGTATCCTCT", "plate_id": "19907", "plate_location": "B6"}, {"barcode": "CTCTCTACTATCCTCT", "plate_id": "19907", "plate_location": "B7"}, {"barcode": "CGAGGCTGTATCCTCT", "plate_id": "19907", "plate_location": "B8"}, {"barcode": "AAGAGGCATATCCTCT", "plate_id": "19907", "plate_location": "B9"}, {"barcode": "TAAGGCGAGTAAGGAG", "plate_id": "19908", "plate_location": "C1"}, {"barcode": "GTAGAGGAGTAAGGNG", "plate_id": "19908", "plate_location": "C10"}, {"barcode": "GCTCATGAGTAAGGAG", "plate_id": "19908", "plate_location": "C11"}, {"barcode": "ATCTCAGGGTAAGGAG", "plate_id": "19908", "plate_location": "C12"}, {"barcode": "CGTACTAGGTAAGGAG", "plate_id": "19908", "plate_location": "C2"}, {"barcode": "AGGCAGAAGTAAGGAG", "plate_id": "19908", "plate_location": "C3"}, {"barcode": "TCCTGAGCGTAAGGAG", "plate_id": "19908", "plate_location": "C4"}, {"barcode": "GGACTCCTGTAAGGAG", "plate_id": "19908", "plate_location": "C5"}, {"barcode": "TAGGCATGGTAAGGAG", "plate_id": "19908", "plate_location": "C6"}, {"barcode": "CTCTCTACGTAAGGAG", "plate_id": "19908", "plate_location": "C7"}, {"barcode": "CGAGGCTGGTAAGGAG", "plate_id": "19908", "plate_location": "C8"}, {"barcode": "AAGAGGCAGTAAGGAG", "plate_id": "19908", "plate_location": "C9"}, {"barcode": "TAAGGCGAACTGCATA", "plate_id": "19909", "plate_location": "D1"}, {"barcode": "GTAGAGGAACTGCATA", "plate_id": "19909", "plate_location": "D10"}, {"barcode": "GCTCATGAACTGCATA", "plate_id": "19909", "plate_location": "D11"}, {"barcode": "ATCTCAGGACTGCATA", "plate_id": "19909", "plate_location": "D12"}, {"barcode": "CGTACTAGACTGCATA", "plate_id": "19909", "plate_location": "D2"}, {"barcode": "AGGCAGAAACTGCATA", "plate_id": "19909", "plate_location": "D3"}, {"barcode": "TCCTGAGCACTGCATA", "plate_id": "19909", "plate_location": "D4"}, {"barcode": "GGACTCCTACTGCATA", "plate_id": "19909", "plate_location": "D5"}, {"barcode": "TAGGCATGACTGCATA", "plate_id": "19909", "plate_location": "D6"}, {"barcode": "CTCTCTACACTGCATA", "plate_id": "19909", "plate_location": "D7"}, {"barcode": "CGAGGCTGACTGCATA", "plate_id": "19909", "plate_location": "D8"}, {"barcode": "AAGAGGCAACTGCATA", "plate_id": "19909", "plate_location": "D9"}, {"barcode": "TAAGGCGAAAGGAGTA", "plate_id": "19910", "plate_location": "E1"}, {"barcode": "GTAGAGGAAAGGAGTA", "plate_id": "19910", "plate_location": "E10"}, {"barcode": "GCTCATGAAAGGAGTA", "plate_id": "19910", "plate_location": "E11"}, {"barcode": "ATCTCAGGAAGGAGTA", "plate_id": "19910", "plate_location": "E12"}, {"barcode": "CGTACTAGAAGGAGTA", "plate_id": "19910", "plate_location": "E2"}, {"barcode": "AGGCAGAAAAGGAGNA", "plate_id": "19910", "plate_location": "E3"}, {"barcode": "TCCTGAGCAAGGAGNA", "plate_id": "19910", "plate_location": "E4"}, {"barcode": "GGACTCCTAAGGAGTA", "plate_id": "19910", "plate_location": "E5"}, {"barcode": "TAGGCATGAAGGAGTA", "plate_id": "19910", "plate_location": "E6"}, {"barcode": "CTCTCTACAAGGAGTA", "plate_id": "19910", "plate_location": "E7"}, {"barcode": "CGAGGCTGAAGGAGTA", "plate_id": "19910", "plate_location": "E8"}, {"barcode": "AAGAGGCAAAGGAGTA", "plate_id": "19910", "plate_location": "E9"}, {"barcode": "TAAGGCGACTAAGCCT", "plate_id": "19911", "plate_location": "F1"}, {"barcode": "GTAGAGGACTAAGCCT", "plate_id": "19911", "plate_location": "F10"}, {"barcode": "GCTCATGACTAAGCCT", "plate_id": "19911", "plate_location": "F11"}, {"barcode": "ATCTCAGGCTAAGCCT", "plate_id": "19911", "plate_location": "F12"}, {"barcode": "CGTACTAGCTAAGCCT", "plate_id": "19911", "plate_location": "F2"}, {"barcode": "AGGCAGAACTAAGCCT", "plate_id": "19911", "plate_location": "F3"}, {"barcode": "TCCTGAGCCTAAGCCT", "plate_id": "19911", "plate_location": "F4"}, {"barcode": "GGACTCCTCTAAGCCT", "plate_id": "19911", "plate_location": "F5"}, {"barcode": "TAGGCATGCTAAGCCT", "plate_id": "19911", "plate_location": "F6"}, {"barcode": "CTCTCTACCTAAGCCT", "plate_id": "19911", "plate_location": "F7"}, {"barcode": "CGAGGCTGCTAAGCCT", "plate_id": "19911", "plate_location": "F8"}, {"barcode": "AAGAGGCACTAAGCCT", "plate_id": "19911", "plate_location": "F9"}, {"barcode": "TAAGGCGACGTCTAAT", "plate_id": "19912", "plate_location": "G1"}, {"barcode": "CGTACTAGCGTCTAAT", "plate_id": "19912", "plate_location": "G2"}, {"barcode": "AGGCAGAACGTCTAAT", "plate_id": "19912", "plate_location": "G3"}, {"barcode": "TCCTGAGCCGTCTAAT", "plate_id": "19912", "plate_location": "G4"}, {"barcode": "TAGGCATGCGTCTAAT", "plate_id": "19912", "plate_location": "G6"}]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TSTLB165371</text:p>
          </table:table-cell>
          <table:table-cell table:style-name="Default" office:value-type="string" calcext:value-type="string">
            <text:p>barbara-wold:20026_A1,barbara-wold:20026_A10,barbara-wold:20026_A11,barbara-wold:20026_A12,barbara-wold:20026_A2,barbara-wold:20026_A3,barbara-wold:20026_A4,barbara-wold:20026_A5,barbara-wold:20026_A6,barbara-wold:20026_A7,barbara-wold:20026_A8,barbara-wold:20026_A9,barbara-wold:20027_B1,barbara-wold:20027_B10,barbara-wold:20027_B11,barbara-wold:20027_B12,barbara-wold:20027_B2,barbara-wold:20027_B3,barbara-wold:20027_B4,barbara-wold:20027_B5,barbara-wold:20027_B6,barbara-wold:20027_B7,barbara-wold:20027_B8,barbara-wold:20027_B9,barbara-wold:20028_C1,barbara-wold:20028_C10,barbara-wold:20028_C11,barbara-wold:20028_C12,barbara-wold:20028_C2,barbara-wold:20028_C3,barbara-wold:20028_C4,barbara-wold:20028_C5,barbara-wold:20028_C6,barbara-wold:20028_C7,barbara-wold:20028_C8,barbara-wold:20028_C9,barbara-wold:20029_D1,barbara-wold:20029_D10,barbara-wold:20029_D11,barbara-wold:20029_D12,barbara-wold:20029_D2,barbara-wold:20029_D3,barbara-wold:20029_D4,barbara-wold:20029_D5,barbara-wold:20029_D6,barbara-wold:20029_D7,barbara-wold:20029_D8,barbara-wold:20029_D9,barbara-wold:20030_E1,barbara-wold:20030_E10,barbara-wold:20030_E11,barbara-wold:20030_E12,barbara-wold:20030_E2,barbara-wold:20030_E3,barbara-wold:20030_E4,barbara-wold:20030_E5,barbara-wold:20030_E6,barbara-wold:20030_E7,barbara-wold:20030_E8,barbara-wold:20030_E9,barbara-wold:20031_F1,barbara-wold:20031_F10,barbara-wold:20031_F11,barbara-wold:20031_F12,barbara-wold:20031_F2,barbara-wold:20031_F3,barbara-wold:20031_F4,barbara-wold:20031_F5,barbara-wold:20031_F6,barbara-wold:20031_F7,barbara-wold:20031_F8,barbara-wold:20031_F9,barbara-wold:20032_G1,barbara-wold:20032_G2,barbara-wold:20032_G3,barbara-wold:20032_G4,barbara-wold:20032_G5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" table:formula="of:=[$Biosample.F5]" office:value-type="string" office:string-value="barbara-wold:C1_e12.0_mouse_forelimb_run11_December12_2017" calcext:value-type="string">
            <text:p>barbara-wold:C1_e12.0_mouse_forelimb_run11_December12_2017</text:p>
          </table:table-cell>
          <table:table-cell table:style-name="ce2" table:number-columns-repeated="5"/>
          <table:table-cell table:style-name="ce4" table:number-columns-repeated="4"/>
          <table:table-cell table:style-name="ce2"/>
          <table:table-cell table:style-name="ce13"/>
          <table:table-cell table:style-name="ce2" office:value-type="string" calcext:value-type="string">
            <text:p>barbara-wold:profile_C1_3</text:p>
          </table:table-cell>
          <table:table-cell table:style-name="ce2"/>
          <table:table-cell table:style-name="ce4" office:value-type="string" calcext:value-type="string">
            <text:p>barbara-wold:smarter-ulta-low-pdf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CTCTCTAT", "plate_id": "20026", "plate_location": "A1"}, {"barcode": "GTAGAGGACTCTCTAT", "plate_id": "20026", "plate_location": "A10"}, {"barcode": "GCTCATGACTCTCTAT", "plate_id": "20026", "plate_location": "A11"}, {"barcode": "ATCTCAGGCTCTCTAT", "plate_id": "20026", "plate_location": "A12"}, {"barcode": "CGTACTAGCTCTCTAT", "plate_id": "20026", "plate_location": "A2"}, {"barcode": "AGGCAGAACTCTCTAT", "plate_id": "20026", "plate_location": "A3"}, {"barcode": "TCCTGAGCCTCTCTAT", "plate_id": "20026", "plate_location": "A4"}, {"barcode": "GGACTCCTCTCTCTAT", "plate_id": "20026", "plate_location": "A5"}, {"barcode": "TAGGCATGCTCTCTAT", "plate_id": "20026", "plate_location": "A6"}, {"barcode": "CTCTCTACCTCTCTAT", "plate_id": "20026", "plate_location": "A7"}, {"barcode": "CGAGGCTGCTCTCTAT", "plate_id": "20026", "plate_location": "A8"}, {"barcode": "AAGAGGCACTCTCTAT", "plate_id": "20026", "plate_location": "A9"}, {"barcode": "TAAGGCGATATCCTCT", "plate_id": "20027", "plate_location": "B1"}, {"barcode": "GTAGAGGATATCCTCT", "plate_id": "20027", "plate_location": "B10"}, {"barcode": "GCTCATGATATCCTCT", "plate_id": "20027", "plate_location": "B11"}, {"barcode": "ATCTCAGGTATCCTCT", "plate_id": "20027", "plate_location": "B12"}, {"barcode": "CGTACTAGTATCCTCT", "plate_id": "20027", "plate_location": "B2"}, {"barcode": "AGGCAGAATATCCTCT", "plate_id": "20027", "plate_location": "B3"}, {"barcode": "TCCTGAGCTATCCTCT", "plate_id": "20027", "plate_location": "B4"}, {"barcode": "GGACTCCTTATCCTCT", "plate_id": "20027", "plate_location": "B5"}, {"barcode": "TAGGCATGTATCCTCT", "plate_id": "20027", "plate_location": "B6"}, {"barcode": "CTCTCTACTATCCTCT", "plate_id": "20027", "plate_location": "B7"}, {"barcode": "CGAGGCTGTATCCTCT", "plate_id": "20027", "plate_location": "B8"}, {"barcode": "AAGAGGCATATCCTCT", "plate_id": "20027", "plate_location": "B9"}, {"barcode": "TAAGGCGAGTAAGGAG", "plate_id": "20028", "plate_location": "C1"}, {"barcode": "GTAGAGGAGTAAGGAG", "plate_id": "20028", "plate_location": "C10"}, {"barcode": "GCTCATGAGTAAGGAG", "plate_id": "20028", "plate_location": "C11"}, {"barcode": "ATCTCAGGGTAAGGAG", "plate_id": "20028", "plate_location": "C12"}, {"barcode": "CGTACTAGGTAAGGAG", "plate_id": "20028", "plate_location": "C2"}, {"barcode": "AGGCAGAAGTAAGGAG", "plate_id": "20028", "plate_location": "C3"}, {"barcode": "TCCTGAGCGTAAGGAG", "plate_id": "20028", "plate_location": "C4"}, {"barcode": "GGACTCCTGTAAGGAG", "plate_id": "20028", "plate_location": "C5"}, {"barcode": "TAGGCATGGTAAGGAG", "plate_id": "20028", "plate_location": "C6"}, {"barcode": "CTCTCTACGTAAGGAG", "plate_id": "20028", "plate_location": "C7"}, {"barcode": "CGAGGCTGGTAAGGAG", "plate_id": "20028", "plate_location": "C8"}, {"barcode": "AAGAGGCAGTAAGGAG", "plate_id": "20028", "plate_location": "C9"}, {"barcode": "TAAGGCGAACTGCATA", "plate_id": "20029", "plate_location": "D1"}, {"barcode": "GTAGAGGAACTGCATA", "plate_id": "20029", "plate_location": "D10"}, {"barcode": "GCTCATGAACTGCATA", "plate_id": "20029", "plate_location": "D11"}, {"barcode": "ATCTCAGGACTGCATA", "plate_id": "20029", "plate_location": "D12"}, {"barcode": "CGTACTAGACTGCATA", "plate_id": "20029", "plate_location": "D2"}, {"barcode": "AGGCAGAAACTGCATA", "plate_id": "20029", "plate_location": "D3"}, {"barcode": "TCCTGAGCACTGCATA", "plate_id": "20029", "plate_location": "D4"}, {"barcode": "GGACTCCTACTGCATA", "plate_id": "20029", "plate_location": "D5"}, {"barcode": "TAGGCATGACTGCATA", "plate_id": "20029", "plate_location": "D6"}, {"barcode": "CTCTCTACACTGCATA", "plate_id": "20029", "plate_location": "D7"}, {"barcode": "CGAGGCTGACTGCATA", "plate_id": "20029", "plate_location": "D8"}, {"barcode": "AAGAGGCAACTGCATA", "plate_id": "20029", "plate_location": "D9"}, {"barcode": "TAAGGCGAAAGGAGTA", "plate_id": "20030", "plate_location": "E1"}, {"barcode": "GTAGAGGAAAGGAGTA", "plate_id": "20030", "plate_location": "E10"}, {"barcode": "GCTCATGAAAGGAGTA", "plate_id": "20030", "plate_location": "E11"}, {"barcode": "ATCTCAGGAAGGAGTA", "plate_id": "20030", "plate_location": "E12"}, {"barcode": "CGTACTAGAAGGAGTA", "plate_id": "20030", "plate_location": "E2"}, {"barcode": "AGGCAGAAAAGGAGTA", "plate_id": "20030", "plate_location": "E3"}, {"barcode": "TCCTGAGCAAGGAGTA", "plate_id": "20030", "plate_location": "E4"}, {"barcode": "GGACTCCTAAGGAGTA", "plate_id": "20030", "plate_location": "E5"}, {"barcode": "TAGGCATGAAGGAGTA", "plate_id": "20030", "plate_location": "E6"}, {"barcode": "CTCTCTACAAGGAGTA", "plate_id": "20030", "plate_location": "E7"}, {"barcode": "CGAGGCTGAAGGAGTA", "plate_id": "20030", "plate_location": "E8"}, {"barcode": "AAGAGGCAAAGGAGTA", "plate_id": "20030", "plate_location": "E9"}, {"barcode": "TAAGGCGACTAAGCCT", "plate_id": "20031", "plate_location": "F1"}, {"barcode": "GTAGAGGACTAAGCCT", "plate_id": "20031", "plate_location": "F10"}, {"barcode": "GCTCATGACTAAGCCT", "plate_id": "20031", "plate_location": "F11"}, {"barcode": "ATCTCAGGCTAAGCCT", "plate_id": "20031", "plate_location": "F12"}, {"barcode": "CGTACTAGCTAAGCCT", "plate_id": "20031", "plate_location": "F2"}, {"barcode": "AGGCAGAACTAAGCCT", "plate_id": "20031", "plate_location": "F3"}, {"barcode": "TCCTGAGCCTAAGCCT", "plate_id": "20031", "plate_location": "F4"}, {"barcode": "GGACTCCTCTAAGCCT", "plate_id": "20031", "plate_location": "F5"}, {"barcode": "TAGGCATGCTAAGCCT", "plate_id": "20031", "plate_location": "F6"}, {"barcode": "CTCTCTACCTAAGCCT", "plate_id": "20031", "plate_location": "F7"}, {"barcode": "CGAGGCTGCTAAGCCT", "plate_id": "20031", "plate_location": "F8"}, {"barcode": "AAGAGGCACTAAGCCT", "plate_id": "20031", "plate_location": "F9"}, {"barcode": "TAAGGCGACGTCTAAT", "plate_id": "20032", "plate_location": "G1"}, {"barcode": "CGTACTAGCGTCTAAT", "plate_id": "20032", "plate_location": "G2"}, {"barcode": "AGGCAGAACGTCTAAT", "plate_id": "20032", "plate_location": "G3"}, {"barcode": "TCCTGAGCCGTCTAAT", "plate_id": "20032", "plate_location": "G4"}, {"barcode": "GGACTCCTCGTCTAAT", "plate_id": "20032", "plate_location": "G5"}]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TSTLB907758</text:p>
          </table:table-cell>
          <table:table-cell table:style-name="Default" office:value-type="string" calcext:value-type="string">
            <text:p>barbara-wold:20033_A1,barbara-wold:20033_A10,barbara-wold:20033_A11,barbara-wold:20033_A12,barbara-wold:20033_A2,barbara-wold:20033_A3,barbara-wold:20033_A4,barbara-wold:20033_A5,barbara-wold:20033_A6,barbara-wold:20033_A7,barbara-wold:20033_A8,barbara-wold:20033_A9,barbara-wold:20034_B1,barbara-wold:20034_B10,barbara-wold:20034_B11,barbara-wold:20034_B12,barbara-wold:20034_B2,barbara-wold:20034_B3,barbara-wold:20034_B4,barbara-wold:20034_B5,barbara-wold:20034_B6,barbara-wold:20034_B7,barbara-wold:20034_B8,barbara-wold:20034_B9,barbara-wold:20035_C1,barbara-wold:20035_C10,barbara-wold:20035_C11,barbara-wold:20035_C12,barbara-wold:20035_C2,barbara-wold:20035_C3,barbara-wold:20035_C4,barbara-wold:20035_C5,barbara-wold:20035_C6,barbara-wold:20035_C7,barbara-wold:20035_C8,barbara-wold:20035_C9,barbara-wold:20036_D1,barbara-wold:20036_D10,barbara-wold:20036_D11,barbara-wold:20036_D12,barbara-wold:20036_D2,barbara-wold:20036_D3,barbara-wold:20036_D4,barbara-wold:20036_D5,barbara-wold:20036_D6,barbara-wold:20036_D7,barbara-wold:20036_D8,barbara-wold:20036_D9,barbara-wold:20037_E1,barbara-wold:20037_E10,barbara-wold:20037_E11,barbara-wold:20037_E12,barbara-wold:20037_E2,barbara-wold:20037_E3,barbara-wold:20037_E4,barbara-wold:20037_E5,barbara-wold:20037_E6,barbara-wold:20037_E7,barbara-wold:20037_E8,barbara-wold:20037_E9,barbara-wold:20038_F1,barbara-wold:20038_F10,barbara-wold:20038_F11,barbara-wold:20038_F12,barbara-wold:20038_F2,barbara-wold:20038_F3,barbara-wold:20038_F4,barbara-wold:20038_F5,barbara-wold:20038_F6,barbara-wold:20038_F7,barbara-wold:20038_F8,barbara-wold:20038_F9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" table:formula="of:=[$Biosample.F6]" office:value-type="string" office:string-value="barbara-wold:C1_e13.0_mouse_forelimb_run12_December13_2017" calcext:value-type="string">
            <text:p>barbara-wold:C1_e13.0_mouse_forelimb_run12_December13_2017</text:p>
          </table:table-cell>
          <table:table-cell table:style-name="ce2" table:number-columns-repeated="5"/>
          <table:table-cell table:style-name="ce4" table:number-columns-repeated="4"/>
          <table:table-cell table:style-name="ce2"/>
          <table:table-cell table:style-name="ce13"/>
          <table:table-cell table:style-name="ce2" office:value-type="string" calcext:value-type="string">
            <text:p>barbara-wold:profile_C1_3</text:p>
          </table:table-cell>
          <table:table-cell table:style-name="ce2"/>
          <table:table-cell table:style-name="ce4" office:value-type="string" calcext:value-type="string">
            <text:p>barbara-wold:smarter-ulta-low-pdf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Default" office:value-type="string" calcext:value-type="string">
            <text:p>[{"barcode": "ACTCGCTATCGACTAG", "plate_id": "20033", "plate_location": "A1"}, {"barcode": "CGATCAGTTCGACTAG", "plate_id": "20033", "plate_location": "A10"}, {"barcode": "TGCAGCTATCGACTAG", "plate_id": "20033", "plate_location": "A11"}, {"barcode": "TCGACGTCTCGACTAG", "plate_id": "20033", "plate_location": "A12"}, {"barcode": "GGAGCTACTCGACTAG", "plate_id": "20033", "plate_location": "A2"}, {"barcode": "GCGTAGTATCGACTAG", "plate_id": "20033", "plate_location": "A3"}, {"barcode": "CGGAGCCTTCGACTAG", "plate_id": "20033", "plate_location": "A4"}, {"barcode": "TACGCTGCTCGACTAG", "plate_id": "20033", "plate_location": "A5"}, {"barcode": "ATGCGCAGTCGACTAG", "plate_id": "20033", "plate_location": "A6"}, {"barcode": "TAGCGCTCTCGACTAG", "plate_id": "20033", "plate_location": "A7"}, {"barcode": "ACTGAGCGTCGACTAG", "plate_id": "20033", "plate_location": "A8"}, {"barcode": "CCTAAGACTCGACTAG", "plate_id": "20033", "plate_location": "A9"}, {"barcode": "ACTCGCTATTCTAGCT", "plate_id": "20034", "plate_location": "B1"}, {"barcode": "CGATCAGTTTCTAGCT", "plate_id": "20034", "plate_location": "B10"}, {"barcode": "TGCAGCTATTCTAGCT", "plate_id": "20034", "plate_location": "B11"}, {"barcode": "TCGACGTCTTCTAGCT", "plate_id": "20034", "plate_location": "B12"}, {"barcode": "GGAGCTACTTCTAGCT", "plate_id": "20034", "plate_location": "B2"}, {"barcode": "GCGTAGTATTCTAGCT", "plate_id": "20034", "plate_location": "B3"}, {"barcode": "CGGAGCCTTTCTAGCT", "plate_id": "20034", "plate_location": "B4"}, {"barcode": "TACGCTGCTTCTAGCT", "plate_id": "20034", "plate_location": "B5"}, {"barcode": "ATGCGCAGTTCTAGCT", "plate_id": "20034", "plate_location": "B6"}, {"barcode": "TAGCGCTCTTCTAGCT", "plate_id": "20034", "plate_location": "B7"}, {"barcode": "ACTGAGCGTTCTAGCT", "plate_id": "20034", "plate_location": "B8"}, {"barcode": "CCTAAGACTTCTAGCT", "plate_id": "20034", "plate_location": "B9"}, {"barcode": "ACTCGCTACCTAGAGT", "plate_id": "20035", "plate_location": "C1"}, {"barcode": "CGATCAGTCCTAGAGT", "plate_id": "20035", "plate_location": "C10"}, {"barcode": "TGCAGCTACCTAGAGT", "plate_id": "20035", "plate_location": "C11"}, {"barcode": "TCGACGTCCCTAGAGT", "plate_id": "20035", "plate_location": "C12"}, {"barcode": "GGAGCTACCCTAGAGT", "plate_id": "20035", "plate_location": "C2"}, {"barcode": "GCGTAGTACCTAGAGT", "plate_id": "20035", "plate_location": "C3"}, {"barcode": "CGGAGCCTCCTAGAGT", "plate_id": "20035", "plate_location": "C4"}, {"barcode": "TACGCTGCCCTAGAGT", "plate_id": "20035", "plate_location": "C5"}, {"barcode": "ATGCGCAGCCTAGAGT", "plate_id": "20035", "plate_location": "C6"}, {"barcode": "TAGCGCTCCCTAGAGT", "plate_id": "20035", "plate_location": "C7"}, {"barcode": "ACTGAGCGCCTAGAGT", "plate_id": "20035", "plate_location": "C8"}, {"barcode": "CCTAAGACCCTAGAGT", "plate_id": "20035", "plate_location": "C9"}, {"barcode": "ACTCGCTAGCGTAAGA", "plate_id": "20036", "plate_location": "D1"}, {"barcode": "CGATCAGTGCGTAAGA", "plate_id": "20036", "plate_location": "D10"}, {"barcode": "TGCAGCTAGCGTAAGA", "plate_id": "20036", "plate_location": "D11"}, {"barcode": "TCGACGTCGCGTAAGA", "plate_id": "20036", "plate_location": "D12"}, {"barcode": "GGAGCTACGCGTAAGA", "plate_id": "20036", "plate_location": "D2"}, {"barcode": "GCGTAGTAGCGTAAGA", "plate_id": "20036", "plate_location": "D3"}, {"barcode": "CGGAGCCTGCGTAAGA", "plate_id": "20036", "plate_location": "D4"}, {"barcode": "TACGCTGCGCGTAAGA", "plate_id": "20036", "plate_location": "D5"}, {"barcode": "ATGCGCAGGCGTAAGA", "plate_id": "20036", "plate_location": "D6"}, {"barcode": "TAGCGCTCGCGTAAGA", "plate_id": "20036", "plate_location": "D7"}, {"barcode": "ACTGAGCGGCGTAAGA", "plate_id": "20036", "plate_location": "D8"}, {"barcode": "CCTAAGACGCGTAAGA", "plate_id": "20036", "plate_location": "D9"}, {"barcode": "ACTCGCTACTATTAAG", "plate_id": "20037", "plate_location": "E1"}, {"barcode": "CGATCAGTCTATTAAG", "plate_id": "20037", "plate_location": "E10"}, {"barcode": "TGCAGCTACTATTAAG", "plate_id": "20037", "plate_location": "E11"}, {"barcode": "TCGACGTCCTATTAAG", "plate_id": "20037", "plate_location": "E12"}, {"barcode": "GGAGCTACCTATTAAG", "plate_id": "20037", "plate_location": "E2"}, {"barcode": "GCGTAGTACTATTAAG", "plate_id": "20037", "plate_location": "E3"}, {"barcode": "CGGAGCCTCTATTAAG", "plate_id": "20037", "plate_location": "E4"}, {"barcode": "TACGCTGCCTATTAAG", "plate_id": "20037", "plate_location": "E5"}, {"barcode": "ATGCGCAGCTATTAAG", "plate_id": "20037", "plate_location": "E6"}, {"barcode": "TAGCGCTCCTATTAAG", "plate_id": "20037", "plate_location": "E7"}, {"barcode": "ACTGAGCGCTATTAAG", "plate_id": "20037", "plate_location": "E8"}, {"barcode": "CCTAAGACCTATTAAG", "plate_id": "20037", "plate_location": "E9"}, {"barcode": "ACTCGCTAAAGGCTAT", "plate_id": "20038", "plate_location": "F1"}, {"barcode": "CGATCAGTAAGGCTAT", "plate_id": "20038", "plate_location": "F10"}, {"barcode": "TGCAGCTAAAGGCTAT", "plate_id": "20038", "plate_location": "F11"}, {"barcode": "TCGACGTCAAGGCTAT", "plate_id": "20038", "plate_location": "F12"}, {"barcode": "GGAGCTACAAGGCTAT", "plate_id": "20038", "plate_location": "F2"}, {"barcode": "GCGTAGTAAAGGCTAT", "plate_id": "20038", "plate_location": "F3"}, {"barcode": "CGGAGCCTAAGGCTAT", "plate_id": "20038", "plate_location": "F4"}, {"barcode": "TACGCTGCAAGGCTAT", "plate_id": "20038", "plate_location": "F5"}, {"barcode": "ATGCGCAGAAGGCTAT", "plate_id": "20038", "plate_location": "F6"}, {"barcode": "TAGCGCTCAAGGCTAT", "plate_id": "20038", "plate_location": "F7"}, {"barcode": "ACTGAGCGAAGGCTAT", "plate_id": "20038", "plate_location": "F8"}, {"barcode": "CCTAAGACAAGGCTAT", "plate_id": "20038", "plate_location": "F9"}]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TSTLB930576</text:p>
          </table:table-cell>
          <table:table-cell table:style-name="Default" office:value-type="string" calcext:value-type="string">
            <text:p>barbara-wold:20039_A1,barbara-wold:20039_A10,barbara-wold:20039_A11,barbara-wold:20039_A12,barbara-wold:20039_A2,barbara-wold:20039_A3,barbara-wold:20039_A4,barbara-wold:20039_A5,barbara-wold:20039_A6,barbara-wold:20039_A7,barbara-wold:20039_A8,barbara-wold:20039_A9,barbara-wold:20040_B1,barbara-wold:20040_B10,barbara-wold:20040_B11,barbara-wold:20040_B12,barbara-wold:20040_B2,barbara-wold:20040_B3,barbara-wold:20040_B4,barbara-wold:20040_B5,barbara-wold:20040_B6,barbara-wold:20040_B7,barbara-wold:20040_B8,barbara-wold:20040_B9,barbara-wold:20041_C1,barbara-wold:20041_C10,barbara-wold:20041_C11,barbara-wold:20041_C12,barbara-wold:20041_C2,barbara-wold:20041_C3,barbara-wold:20041_C4,barbara-wold:20041_C5,barbara-wold:20041_C6,barbara-wold:20041_C7,barbara-wold:20041_C8,barbara-wold:20041_C9,barbara-wold:20042_D1,barbara-wold:20042_D10,barbara-wold:20042_D11,barbara-wold:20042_D12,barbara-wold:20042_D2,barbara-wold:20042_D3,barbara-wold:20042_D4,barbara-wold:20042_D5,barbara-wold:20042_D6,barbara-wold:20042_D7,barbara-wold:20042_D8,barbara-wold:20042_D9,barbara-wold:20043_E1,barbara-wold:20043_E2,barbara-wold:20043_E3,barbara-wold:20043_E4,barbara-wold:20043_E5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" table:formula="of:=[$Biosample.F7]" office:value-type="string" office:string-value="barbara-wold:C1_e14.0_mouse_forelimb_run13_December14_2017" calcext:value-type="string">
            <text:p>barbara-wold:C1_e14.0_mouse_forelimb_run13_December14_2017</text:p>
          </table:table-cell>
          <table:table-cell table:style-name="ce2" table:number-columns-repeated="5"/>
          <table:table-cell table:style-name="ce4" table:number-columns-repeated="4"/>
          <table:table-cell table:style-name="ce2"/>
          <table:table-cell table:style-name="ce13"/>
          <table:table-cell table:style-name="ce2" office:value-type="string" calcext:value-type="string">
            <text:p>barbara-wold:profile_C1_3</text:p>
          </table:table-cell>
          <table:table-cell table:style-name="ce2"/>
          <table:table-cell table:style-name="ce4" office:value-type="string" calcext:value-type="string">
            <text:p>barbara-wold:smarter-ulta-low-pdf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CTCTCTAT", "plate_id": "20039", "plate_location": "A1"}, {"barcode": "GTAGAGGACTCTCTAT", "plate_id": "20039", "plate_location": "A10"}, {"barcode": "GCTCATGACTCTCTAT", "plate_id": "20039", "plate_location": "A11"}, {"barcode": "ATCTCAGGCTCTCTAT", "plate_id": "20039", "plate_location": "A12"}, {"barcode": "CGTACTAGCTCTCTAT", "plate_id": "20039", "plate_location": "A2"}, {"barcode": "AGGCAGAACTCTCTAT", "plate_id": "20039", "plate_location": "A3"}, {"barcode": "TCCTGAGCCTCTCTAT", "plate_id": "20039", "plate_location": "A4"}, {"barcode": "GGACTCCTCTCTCTAT", "plate_id": "20039", "plate_location": "A5"}, {"barcode": "TAGGCATGCTCTCTAT", "plate_id": "20039", "plate_location": "A6"}, {"barcode": "CTCTCTACCTCTCTAT", "plate_id": "20039", "plate_location": "A7"}, {"barcode": "CGAGGCTGCTCTCTAT", "plate_id": "20039", "plate_location": "A8"}, {"barcode": "AAGAGGCACTCTCTAT", "plate_id": "20039", "plate_location": "A9"}, {"barcode": "TAAGGCGATATCCTCT", "plate_id": "20040", "plate_location": "B1"}, {"barcode": "GTAGAGGATATCCTCT", "plate_id": "20040", "plate_location": "B10"}, {"barcode": "GCTCATGATATCCTCT", "plate_id": "20040", "plate_location": "B11"}, {"barcode": "ATCTCAGGTATCCTCT", "plate_id": "20040", "plate_location": "B12"}, {"barcode": "CGTACTAGTATCCTCT", "plate_id": "20040", "plate_location": "B2"}, {"barcode": "AGGCAGAATATCCTCT", "plate_id": "20040", "plate_location": "B3"}, {"barcode": "TNCTGAGCTNTCCTCT", "plate_id": "20040", "plate_location": "B4"}, {"barcode": "GGACTCCTTATCCTCT", "plate_id": "20040", "plate_location": "B5"}, {"barcode": "TAGGCATGTATCCTCT", "plate_id": "20040", "plate_location": "B6"}, {"barcode": "CTCTCTACTATCCTCT", "plate_id": "20040", "plate_location": "B7"}, {"barcode": "CGAGGCTGTATCCTCT", "plate_id": "20040", "plate_location": "B8"}, {"barcode": "AAGAGGCATATCCTCT", "plate_id": "20040", "plate_location": "B9"}, {"barcode": "TAAGGCGAGTAAGGAG", "plate_id": "20041", "plate_location": "C1"}, {"barcode": "GTAGAGGAGTAAGGAG", "plate_id": "20041", "plate_location": "C10"}, {"barcode": "GCTCATGAGTAAGGAG", "plate_id": "20041", "plate_location": "C11"}, {"barcode": "ATCTCAGGGTAAGGAG", "plate_id": "20041", "plate_location": "C12"}, {"barcode": "CGTACTAGGTAAGGAG", "plate_id": "20041", "plate_location": "C2"}, {"barcode": "AGGCAGAAGTAAGGAG", "plate_id": "20041", "plate_location": "C3"}, {"barcode": "TNCTGAGCGNAAGGAG", "plate_id": "20041", "plate_location": "C4"}, {"barcode": "GGACTCCTGTAAGGAG", "plate_id": "20041", "plate_location": "C5"}, {"barcode": "TAGGCATGGTAAGGAG", "plate_id": "20041", "plate_location": "C6"}, {"barcode": "CTCTCTACGTAAGGAG", "plate_id": "20041", "plate_location": "C7"}, {"barcode": "CGAGGCTGGTAAGGAG", "plate_id": "20041", "plate_location": "C8"}, {"barcode": "AAGAGGCAGTAAGGAG", "plate_id": "20041", "plate_location": "C9"}, {"barcode": "TAAGGCGAACTGCATA", "plate_id": "20042", "plate_location": "D1"}, {"barcode": "GNAGAGGAANTGCATA", "plate_id": "20042", "plate_location": "D10"}, {"barcode": "GCTCATGAACTGCATA", "plate_id": "20042", "plate_location": "D11"}, {"barcode": "ATCTCAGGACTGCATA", "plate_id": "20042", "plate_location": "D12"}, {"barcode": "CGTACTAGACTGCATA", "plate_id": "20042", "plate_location": "D2"}, {"barcode": "AGGCAGAAACTGCATA", "plate_id": "20042", "plate_location": "D3"}, {"barcode": "TCCTGAGCACTGCATA", "plate_id": "20042", "plate_location": "D4"}, {"barcode": "GGACTCCTACTGCATA", "plate_id": "20042", "plate_location": "D5"}, {"barcode": "TAGGCATGACTGCATA", "plate_id": "20042", "plate_location": "D6"}, {"barcode": "CTCTCTACACTGCATA", "plate_id": "20042", "plate_location": "D7"}, {"barcode": "CGAGGCTGACTGCATA", "plate_id": "20042", "plate_location": "D8"}, {"barcode": "ANGAGGCAACTGCATA", "plate_id": "20042", "plate_location": "D9"}, {"barcode": "TNAGGCGAANGGAGTA", "plate_id": "20043", "plate_location": "E1"}, {"barcode": "CNTACTAGANGGAGTA", "plate_id": "20043", "plate_location": "E2"}, {"barcode": "AGTCAGAAAAGGAGTA", "plate_id": "20043", "plate_location": "E3"}, {"barcode": "TCCTGAGCAAGGAGTA", "plate_id": "20043", "plate_location": "E4"}, {"barcode": "GGACTCCTAAGGAGTA", "plate_id": "20043", "plate_location": "E5"}]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TSTLB758351</text:p>
          </table:table-cell>
          <table:table-cell table:style-name="Default" office:value-type="string" calcext:value-type="string">
            <text:p>barbara-wold:19915_B10,barbara-wold:19915_B11,barbara-wold:19915_B12,barbara-wold:19915_B3,barbara-wold:19915_B4,barbara-wold:19915_B6,barbara-wold:19915_B7,barbara-wold:19915_B8,barbara-wold:19915_B9,barbara-wold:19916_C10,barbara-wold:19916_C11,barbara-wold:19916_C12,barbara-wold:19916_C2,barbara-wold:19916_C3,barbara-wold:19916_C4,barbara-wold:19916_C5,barbara-wold:19916_C6,barbara-wold:19916_C7,barbara-wold:19916_C8,barbara-wold:19916_C9,barbara-wold:19917_D1,barbara-wold:19917_D2,barbara-wold:19917_D3,barbara-wold:19917_D4,barbara-wold:19917_D5,barbara-wold:19917_D6,barbara-wold:19917_D7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" table:formula="of:=[$Biosample.F8]" office:value-type="string" office:string-value="barbara-wold:C1_e14.5_mouse_forelimb_run17_January16_2018" calcext:value-type="string">
            <text:p>barbara-wold:C1_e14.5_mouse_forelimb_run17_January16_2018</text:p>
          </table:table-cell>
          <table:table-cell table:style-name="ce2" table:number-columns-repeated="5"/>
          <table:table-cell table:style-name="ce4" table:number-columns-repeated="4"/>
          <table:table-cell table:style-name="ce2"/>
          <table:table-cell table:style-name="ce13"/>
          <table:table-cell table:style-name="ce2" office:value-type="string" calcext:value-type="string">
            <text:p>barbara-wold:profile_C1_3</text:p>
          </table:table-cell>
          <table:table-cell table:style-name="ce2"/>
          <table:table-cell table:style-name="ce4" office:value-type="string" calcext:value-type="string">
            <text:p>barbara-wold:smarter-ulta-low-pdf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Default" office:value-type="string" calcext:value-type="string">
            <text:p>[{"barcode": "CGATCAGTTTCTAGCT", "plate_id": "19915", "plate_location": "B10"}, {"barcode": "TGCAGCTATTCTAGCT", "plate_id": "19915", "plate_location": "B11"}, {"barcode": "TCGACGTCTTCTAGCT", "plate_id": "19915", "plate_location": "B12"}, {"barcode": "GCGTAGTATTCTAGCT", "plate_id": "19915", "plate_location": "B3"}, {"barcode": "CGGAGCCTTTCTAGCT", "plate_id": "19915", "plate_location": "B4"}, {"barcode": "ATGCGCAGTTCTAGCT", "plate_id": "19915", "plate_location": "B6"}, {"barcode": "TAGCGCTCTTCTAGCT", "plate_id": "19915", "plate_location": "B7"}, {"barcode": "ACTGAGCGTTCTAGCT", "plate_id": "19915", "plate_location": "B8"}, {"barcode": "CCTAAGACTTCTAGCT", "plate_id": "19915", "plate_location": "B9"}, {"barcode": "CGATCAGTCCTAGAGT", "plate_id": "19916", "plate_location": "C10"}, {"barcode": "TGCAGCTACCTAGAGT", "plate_id": "19916", "plate_location": "C11"}, {"barcode": "TCGACGTCCCTAGAGT", "plate_id": "19916", "plate_location": "C12"}, {"barcode": "GGAGCTACCCTAGAGT", "plate_id": "19916", "plate_location": "C2"}, {"barcode": "GCGTAGTACCTAGAGT", "plate_id": "19916", "plate_location": "C3"}, {"barcode": "CGGAGCCTCCTAGAGT", "plate_id": "19916", "plate_location": "C4"}, {"barcode": "TACGCTGCCCTAGANT", "plate_id": "19916", "plate_location": "C5"}, {"barcode": "ATGCGCAGCCTAGAGT", "plate_id": "19916", "plate_location": "C6"}, {"barcode": "TAGCGCTCCCTAGAGT", "plate_id": "19916", "plate_location": "C7"}, {"barcode": "ACTGAGCGCCTAGAGT", "plate_id": "19916", "plate_location": "C8"}, {"barcode": "CCTAAGACCCTAGAGT", "plate_id": "19916", "plate_location": "C9"}, {"barcode": "ACTCGCTAGCGTAAGA", "plate_id": "19917", "plate_location": "D1"}, {"barcode": "GGAGCTACGCGTAAGA", "plate_id": "19917", "plate_location": "D2"}, {"barcode": "GCGTAGTAGCGTAAGA", "plate_id": "19917", "plate_location": "D3"}, {"barcode": "CGGAGCCTGCGTAAGA", "plate_id": "19917", "plate_location": "D4"}, {"barcode": "TACGCTGCGCGTAAGA", "plate_id": "19917", "plate_location": "D5"}, {"barcode": "TTGCGCAGCCGTAAGA", "plate_id": "19917", "plate_location": "D6"}, {"barcode": "TAGCGCTCGCGTAAGA", "plate_id": "19917", "plate_location": "D7"}]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TSTLB571185</text:p>
          </table:table-cell>
          <table:table-cell table:style-name="Default" office:value-type="string" calcext:value-type="string">
            <text:p>barbara-wold:20044_A1,barbara-wold:20044_A10,barbara-wold:20044_A11,barbara-wold:20044_A12,barbara-wold:20044_A2,barbara-wold:20044_A3,barbara-wold:20044_A4,barbara-wold:20044_A5,barbara-wold:20044_A6,barbara-wold:20044_A9,barbara-wold:20045_B1,barbara-wold:20045_B10,barbara-wold:20045_B11,barbara-wold:20045_B12,barbara-wold:20045_B2,barbara-wold:20045_B3,barbara-wold:20045_B4,barbara-wold:20045_B5,barbara-wold:20045_B6,barbara-wold:20045_B9,barbara-wold:20046_C1,barbara-wold:20046_C10,barbara-wold:20046_C11,barbara-wold:20046_C12,barbara-wold:20046_C2,barbara-wold:20046_C3,barbara-wold:20046_C4,barbara-wold:20046_C5,barbara-wold:20046_C6,barbara-wold:20046_C9,barbara-wold:20047_D1,barbara-wold:20047_D10,barbara-wold:20047_D11,barbara-wold:20047_D12,barbara-wold:20047_D2,barbara-wold:20047_D3,barbara-wold:20047_D4,barbara-wold:20047_D5,barbara-wold:20047_D6,barbara-wold:20047_D9,barbara-wold:20048_E1,barbara-wold:20048_E10,barbara-wold:20048_E11,barbara-wold:20048_E12,barbara-wold:20048_E2,barbara-wold:20048_E3,barbara-wold:20048_E4,barbara-wold:20048_E5,barbara-wold:20048_E6,barbara-wold:20048_E9,barbara-wold:20049_F1,barbara-wold:20049_F2,barbara-wold:20049_F3,barbara-wold:20049_F4,barbara-wold:20049_F5,barbara-wold:20049_F6,barbara-wold:20049_F7,barbara-wold:20049_F8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" table:formula="of:=[$Biosample.F9]" office:value-type="string" office:string-value="barbara-wold:C1_e15.5_mouse_forelimb_run14_December15_2017" calcext:value-type="string">
            <text:p>barbara-wold:C1_e15.5_mouse_forelimb_run14_December15_2017</text:p>
          </table:table-cell>
          <table:table-cell table:style-name="ce2" table:number-columns-repeated="5"/>
          <table:table-cell table:style-name="ce4" table:number-columns-repeated="4"/>
          <table:table-cell table:style-name="ce2"/>
          <table:table-cell table:style-name="ce13"/>
          <table:table-cell table:style-name="ce2" office:value-type="string" calcext:value-type="string">
            <text:p>barbara-wold:profile_C1_3</text:p>
          </table:table-cell>
          <table:table-cell table:style-name="ce2"/>
          <table:table-cell table:style-name="ce4" office:value-type="string" calcext:value-type="string">
            <text:p>barbara-wold:smarter-ulta-low-pdf</text:p>
          </table:table-cell>
          <table:table-cell table:style-name="ce2" office:value-type="string" calcext:value-type="string">
            <text:p>barbara-wold</text:p>
          </table:table-cell>
          <table:table-cell table:style-name="ce2" office:value-type="string" calcext:value-type="string">
            <text:p>UM1HG009443</text:p>
          </table:table-cell>
          <table:table-cell table:style-name="Default" office:value-type="string" calcext:value-type="string">
            <text:p>[{"barcode": "ACTCGCTATCGACTAG", "plate_id": "20044", "plate_location": "A1"}, {"barcode": "CGATCAGTTCGACTAG", "plate_id": "20044", "plate_location": "A10"}, {"barcode": "TGCAGCTATCGACTAG", "plate_id": "20044", "plate_location": "A11"}, {"barcode": "TCGACGTCTCGACTAG", "plate_id": "20044", "plate_location": "A12"}, {"barcode": "GGAGCTACTCGACTAG", "plate_id": "20044", "plate_location": "A2"}, {"barcode": "GCGTAGTATCGACTAG", "plate_id": "20044", "plate_location": "A3"}, {"barcode": "CGGAGCCTTCGACTAG", "plate_id": "20044", "plate_location": "A4"}, {"barcode": "TACGCTGCTCGACTAG", "plate_id": "20044", "plate_location": "A5"}, {"barcode": "ATGCGCAGTCGACTAG", "plate_id": "20044", "plate_location": "A6"}, {"barcode": "CCTAAGACTCGACTAG", "plate_id": "20044", "plate_location": "A9"}, {"barcode": "ACTCGCTATTCTAGCT", "plate_id": "20045", "plate_location": "B1"}, {"barcode": "CGATCAGTTTCTAGCT", "plate_id": "20045", "plate_location": "B10"}, {"barcode": "TGCAGCTATTCTAGCT", "plate_id": "20045", "plate_location": "B11"}, {"barcode": "TCGACGTCTTCTAGCT", "plate_id": "20045", "plate_location": "B12"}, {"barcode": "GGAGCTACTTCTAGCT", "plate_id": "20045", "plate_location": "B2"}, {"barcode": "GCGTAGTATTCTAGCT", "plate_id": "20045", "plate_location": "B3"}, {"barcode": "CGGAGCCTTTCTAGCT", "plate_id": "20045", "plate_location": "B4"}, {"barcode": "TACGCTGCTTCTAGCT", "plate_id": "20045", "plate_location": "B5"}, {"barcode": "ATGCGCAGTTCTAGCT", "plate_id": "20045", "plate_location": "B6"}, {"barcode": "CCTAAGACTTCTAGCT", "plate_id": "20045", "plate_location": "B9"}, {"barcode": "ACTCGCTACCTAGAGT", "plate_id": "20046", "plate_location": "C1"}, {"barcode": "CGATCAGTCCTAGAGT", "plate_id": "20046", "plate_location": "C10"}, {"barcode": "TGCAGCTACCTAGAGT", "plate_id": "20046", "plate_location": "C11"}, {"barcode": "TCGACGTCCCTAGAGT", "plate_id": "20046", "plate_location": "C12"}, {"barcode": "GGAGCTACCCTAGAGT", "plate_id": "20046", "plate_location": "C2"}, {"barcode": "GCGTAGTACCTAGAGT", "plate_id": "20046", "plate_location": "C3"}, {"barcode": "CGGAGCCTCCTAGAGT", "plate_id": "20046", "plate_location": "C4"}, {"barcode": "TACGCTGCCCTAGAGT", "plate_id": "20046", "plate_location": "C5"}, {"barcode": "ATGCGCAGCCTAGAGT", "plate_id": "20046", "plate_location": "C6"}, {"barcode": "CCTAAGACCCTAGAGT", "plate_id": "20046", "plate_location": "C9"}, {"barcode": "ACTCGCTAGCGTAAGA", "plate_id": "20047", "plate_location": "D1"}, {"barcode": "CGATCAGTGCGTAAGA", "plate_id": "20047", "plate_location": "D10"}, {"barcode": "TGCAGCTAGCGTAAGA", "plate_id": "20047", "plate_location": "D11"}, {"barcode": "TCGACGTCGCGTAAGA", "plate_id": "20047", "plate_location": "D12"}, {"barcode": "GGAGCTACGCGTAAGA", "plate_id": "20047", "plate_location": "D2"}, {"barcode": "GCGTAGTAGCGTAAGA", "plate_id": "20047", "plate_location": "D3"}, {"barcode": "CGGAGCCTGCGTAAGA", "plate_id": "20047", "plate_location": "D4"}, {"barcode": "TACGCTGCGCGTAAGA", "plate_id": "20047", "plate_location": "D5"}, {"barcode": "ATGCGCAGGCGTAAGA", "plate_id": "20047", "plate_location": "D6"}, {"barcode": "CCTAAGACGCGTAAGA", "plate_id": "20047", "plate_location": "D9"}, {"barcode": "ACTCGCTACTATTAAG", "plate_id": "20048", "plate_location": "E1"}, {"barcode": "CGATCAGTCTATTAAG", "plate_id": "20048", "plate_location": "E10"}, {"barcode": "TGCAGCTACTATTAAG", "plate_id": "20048", "plate_location": "E11"}, {"barcode": "TCGACGTCCTATTAAG", "plate_id": "20048", "plate_location": "E12"}, {"barcode": "GGAGCTACCTATTAAG", "plate_id": "20048", "plate_location": "E2"}, {"barcode": "GCGTAGTACTATTAAG", "plate_id": "20048", "plate_location": "E3"}, {"barcode": "CGGAGCCTCTATTAAG", "plate_id": "20048", "plate_location": "E4"}, {"barcode": "TACGCTGCCTATTAAG", "plate_id": "20048", "plate_location": "E5"}, {"barcode": "ATGCGCAGCTATTAAG", "plate_id": "20048", "plate_location": "E6"}, {"barcode": "CCTAAGACCTATTAAG", "plate_id": "20048", "plate_location": "E9"}, {"barcode": "ACTCGCTAAAGGCTAT", "plate_id": "20049", "plate_location": "F1"}, {"barcode": "GGAGCTACAAGGCTAT", "plate_id": "20049", "plate_location": "F2"}, {"barcode": "GCGTAGTAAAGGCTAT", "plate_id": "20049", "plate_location": "F3"}, {"barcode": "CGGAGCCTAAGGCTAT", "plate_id": "20049", "plate_location": "F4"}, {"barcode": "TACGCTGCAAGGCTAT", "plate_id": "20049", "plate_location": "F5"}, {"barcode": "ATGCGCAGAAGGCTAT", "plate_id": "20049", "plate_location": "F6"}, {"barcode": "TAGCGCTCAAGGCTAT", "plate_id": "20049", "plate_location": "F7"}, {"barcode": "ACTGAGCGAAGGCTAT", "plate_id": "20049", "plate_location": "F8"}]</text:p>
          </table:table-cell>
          <table:table-cell table:style-name="ce6" table:number-columns-repeated="4"/>
          <table:table-cell table:number-columns-repeated="99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licate" table:style-name="ta4" table:print="false">
        <office:forms form:automatic-focus="false" form:apply-design-mode="false"/>
        <table:table-column table:style-name="co45" table:default-cell-style-name="ce11"/>
        <table:table-column table:style-name="co46" table:default-cell-style-name="ce5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2"/>
        <table:table-column table:style-name="co51" table:default-cell-style-name="ce12"/>
        <table:table-column table:style-name="co52" table:default-cell-style-name="ce30"/>
        <table:table-column table:style-name="co14" table:number-columns-repeated="1014" table:default-cell-style-name="ce12"/>
        <table:table-column table:style-name="co14" table:number-columns-repeated="2" table:default-cell-style-name="Default"/>
        <table:table-row table:style-name="ro2">
          <table:table-cell table:style-name="ce28" office:value-type="string" calcext:value-type="string">
            <text:p>uuid</text:p>
          </table:table-cell>
          <table:table-cell table:style-name="ce28" office:value-type="string" calcext:value-type="string">
            <text:p>experiment</text:p>
          </table:table-cell>
          <table:table-cell table:style-name="ce28" office:value-type="string" calcext:value-type="string">
            <text:p>biological_replicate_number:integer</text:p>
          </table:table-cell>
          <table:table-cell table:style-name="ce28" office:value-type="string" calcext:value-type="string">
            <text:p>technical_replicate_number:integer</text:p>
          </table:table-cell>
          <table:table-cell table:style-name="ce28" office:value-type="string" calcext:value-type="string">
            <text:p>library</text:p>
          </table:table-cell>
          <table:table-cell table:style-name="ce29" table:number-columns-repeated="15"/>
          <table:table-cell table:style-name="ce2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268ec44c-5cd6-4d5a-a559-f514459e849d</text:p>
          </table:table-cell>
          <table:table-cell table:style-name="ce1" table:formula="of:=[$Experiment.H2]" office:value-type="string" office:string-value="barbara-wold:c1_e10.5_mouse_limb_run15" calcext:value-type="string">
            <text:p>barbara-wold:c1_e10.5_mouse_limb_run1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" office:value-type="string" calcext:value-type="string">
            <text:p>barbara-wold:19912_G10</text:p>
          </table:table-cell>
          <table:table-cell table:style-name="ce29" table:number-columns-repeated="15"/>
          <table:table-cell table:style-name="ce2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41f73d02-85b4-499b-a347-4cbd286f234b</text:p>
          </table:table-cell>
          <table:table-cell table:style-name="ce1" table:formula="of:=[$Experiment.H3]" office:value-type="string" office:string-value="barbara-wold:c1_e11.0_mouse_limb_run16" calcext:value-type="string">
            <text:p>barbara-wold:c1_e11.0_mouse_limb_run16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" office:value-type="string" calcext:value-type="string">
            <text:p>barbara-wold:19914_A1</text:p>
          </table:table-cell>
          <table:table-cell table:style-name="ce29" table:number-columns-repeated="15"/>
          <table:table-cell table:style-name="ce2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21448ee7-832e-461d-8441-b20b38e01e84</text:p>
          </table:table-cell>
          <table:table-cell table:style-name="ce1" table:formula="of:=[$Experiment.H4]" office:value-type="string" office:string-value="barbara-wold:c1_e11.5_mouse_limb_run10" calcext:value-type="string">
            <text:p>barbara-wold:c1_e11.5_mouse_limb_run1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" office:value-type="string" calcext:value-type="string">
            <text:p>barbara-wold:19906_A1</text:p>
          </table:table-cell>
          <table:table-cell table:style-name="ce29" table:number-columns-repeated="15"/>
          <table:table-cell table:style-name="ce2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8fa0e2aa-c06b-430f-b759-dfeaf890b733</text:p>
          </table:table-cell>
          <table:table-cell table:style-name="ce1" table:formula="of:=[$Experiment.H5]" office:value-type="string" office:string-value="barbara-wold:c1_e12.0_mouse_limb_run11" calcext:value-type="string">
            <text:p>barbara-wold:c1_e12.0_mouse_limb_run1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" office:value-type="string" calcext:value-type="string">
            <text:p>barbara-wold:20026_A1</text:p>
          </table:table-cell>
          <table:table-cell table:style-name="ce29" table:number-columns-repeated="15"/>
          <table:table-cell table:style-name="ce2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d6f741ae-fb5a-48ed-a28e-33082fecde13</text:p>
          </table:table-cell>
          <table:table-cell table:style-name="ce1" table:formula="of:=[$Experiment.H6]" office:value-type="string" office:string-value="barbara-wold:c1_e13.0_mouse_limb_run12" calcext:value-type="string">
            <text:p>barbara-wold:c1_e13.0_mouse_limb_run1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" office:value-type="string" calcext:value-type="string">
            <text:p>barbara-wold:20033_A1</text:p>
          </table:table-cell>
          <table:table-cell table:style-name="ce29" table:number-columns-repeated="15"/>
          <table:table-cell table:style-name="ce2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608fb09e-c554-47a4-88c0-94d52d02e340</text:p>
          </table:table-cell>
          <table:table-cell table:style-name="ce1" table:formula="of:=[$Experiment.H7]" office:value-type="string" office:string-value="barbara-wold:c1_e14.0_mouse_limb_run13" calcext:value-type="string">
            <text:p>barbara-wold:c1_e14.0_mouse_limb_run1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" office:value-type="string" calcext:value-type="string">
            <text:p>barbara-wold:20039_A1</text:p>
          </table:table-cell>
          <table:table-cell table:style-name="ce29" table:number-columns-repeated="15"/>
          <table:table-cell table:style-name="ce2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dd519362-950c-4242-97d9-dfa8702d80cd</text:p>
          </table:table-cell>
          <table:table-cell table:style-name="ce1" table:formula="of:=[$Experiment.H8]" office:value-type="string" office:string-value="barbara-wold:c1_e14.5_mouse_limb_run17" calcext:value-type="string">
            <text:p>barbara-wold:c1_e14.5_mouse_limb_run17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" office:value-type="string" calcext:value-type="string">
            <text:p>barbara-wold:19915_B10</text:p>
          </table:table-cell>
          <table:table-cell table:style-name="ce29" table:number-columns-repeated="15"/>
          <table:table-cell table:style-name="ce2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47348744-cab8-4c5e-b1f2-7065d22c0bfa</text:p>
          </table:table-cell>
          <table:table-cell table:style-name="ce1" table:formula="of:=[$Experiment.H9]" office:value-type="string" office:string-value="barbara-wold:c1_e15.5_mouse_limb_run14" calcext:value-type="string">
            <text:p>barbara-wold:c1_e15.5_mouse_limb_run1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" office:value-type="string" calcext:value-type="string">
            <text:p>barbara-wold:20044_A1</text:p>
          </table:table-cell>
          <table:table-cell table:style-name="ce29" table:number-columns-repeated="15"/>
          <table:table-cell table:style-name="ce2" table:number-columns-repeated="1002"/>
          <table:table-cell table:number-columns-repeated="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le" table:style-name="ta5">
        <office:forms form:automatic-focus="false" form:apply-design-mode="false"/>
        <table:table-column table:style-name="co5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" table:number-columns-repeated="6" table:default-cell-style-name="Default"/>
        <table:table-row table:style-name="ro2">
          <table:table-cell office:value-type="string" calcext:value-type="string">
            <text:p>uuid</text:p>
          </table:table-cell>
          <table:table-cell office:value-type="string" calcext:value-type="string">
            <text:p>file_accession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submitted_file_name</text:p>
          </table:table-cell>
          <table:table-cell office:value-type="string" calcext:value-type="string">
            <text:p>file_format</text:p>
          </table:table-cell>
          <table:table-cell office:value-type="string" calcext:value-type="string">
            <text:p>output_type</text:p>
          </table:table-cell>
          <table:table-cell office:value-type="string" calcext:value-type="string">
            <text:p>run_typ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awar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STSR299326</text:p>
          </table:table-cell>
          <table:table-cell office:value-type="string" calcext:value-type="string">
            <text:p>268ec44c-5cd6-4d5a-a559-f514459e849d</text:p>
          </table:table-cell>
          <table:table-cell office:value-type="string" calcext:value-type="string">
            <text:p>ENCLB142PSQ/C1_mouse_e10.5_forelimb_run15_January13AM_2018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STSR027570</text:p>
          </table:table-cell>
          <table:table-cell office:value-type="string" calcext:value-type="string">
            <text:p>41f73d02-85b4-499b-a347-4cbd286f234b</text:p>
          </table:table-cell>
          <table:table-cell office:value-type="string" calcext:value-type="string">
            <text:p>ENCLB137HIJ/C1_mouse_e11.0_forelimb_run16_January13PM_2018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STSR625465</text:p>
          </table:table-cell>
          <table:table-cell office:value-type="string" calcext:value-type="string">
            <text:p>21448ee7-832e-461d-8441-b20b38e01e84</text:p>
          </table:table-cell>
          <table:table-cell office:value-type="string" calcext:value-type="string">
            <text:p>ENCLB588VQM/C1_mouse_e11.5_forelimb_run10_December11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STSR789338</text:p>
          </table:table-cell>
          <table:table-cell office:value-type="string" calcext:value-type="string">
            <text:p>8fa0e2aa-c06b-430f-b759-dfeaf890b733</text:p>
          </table:table-cell>
          <table:table-cell office:value-type="string" calcext:value-type="string">
            <text:p>ENCLB685FNO/C1_mouse_e12.0_forelimb_run11_December12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STSR760615</text:p>
          </table:table-cell>
          <table:table-cell office:value-type="string" calcext:value-type="string">
            <text:p>d6f741ae-fb5a-48ed-a28e-33082fecde13</text:p>
          </table:table-cell>
          <table:table-cell office:value-type="string" calcext:value-type="string">
            <text:p>ENCLB573UWE/C1_mouse_e13.0_forelimb_run12_December13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STSR834034</text:p>
          </table:table-cell>
          <table:table-cell office:value-type="string" calcext:value-type="string">
            <text:p>608fb09e-c554-47a4-88c0-94d52d02e340</text:p>
          </table:table-cell>
          <table:table-cell office:value-type="string" calcext:value-type="string">
            <text:p>ENCLB812YXV/C1_mouse_e14.0_forelimb_run13_December14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STSR433721</text:p>
          </table:table-cell>
          <table:table-cell office:value-type="string" calcext:value-type="string">
            <text:p>dd519362-950c-4242-97d9-dfa8702d80cd</text:p>
          </table:table-cell>
          <table:table-cell office:value-type="string" calcext:value-type="string">
            <text:p>ENCLB673LNA/C1_mouse_e14.5_forelimb_run17_January16_2018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STSR035328</text:p>
          </table:table-cell>
          <table:table-cell office:value-type="string" calcext:value-type="string">
            <text:p>47348744-cab8-4c5e-b1f2-7065d22c0bfa</text:p>
          </table:table-cell>
          <table:table-cell office:value-type="string" calcext:value-type="string">
            <text:p>ENCLB736JSQ/C1_mouse_e15.5_forelimb_run14_December15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 table:number-rows-repeated="104856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'file:///home/diane/woldlab/ENCODE/Metadata_Y2Q1_submission_for_Diane_April25_2018.ods'#Sheet1" table:print="false" table:style-name="ta_extref">
        <table:table-source xlink:type="simple" xlink:href="../Metadata_Y2Q1_submission_for_Diane_April25_2018.ods" table:table-name="Sheet1" table:filter-name="calc8" table:mode="copy-results-only"/>
        <table:table-column table:number-columns-repeated="12"/>
        <table:table-row>
          <table:table-cell table:number-columns-repeated="5"/>
          <table:table-cell table:style-name="ce8" office:value-type="string">
            <text:p>experiment_description</text:p>
          </table:table-cell>
        </table:table-row>
        <table:table-row>
          <table:table-cell table:number-columns-repeated="2"/>
          <table:table-cell table:style-name="ce8" office:value-type="string">
            <text:p>19906_A1</text:p>
          </table:table-cell>
          <table:table-cell table:number-columns-repeated="2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  <table:table-cell table:style-name="ce8" office:value-type="string">
            <text:p>e11.5</text:p>
          </table:table-cell>
          <table:table-cell table:style-name="ce8" office:value-type="float" office:value="6">
            <text:p>6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1.5_mouse_forelimb_run10_December11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0.5_AM_run_mouse_forelimb_run15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1.0_PM_run_mouse_forelimb_run16_January13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4.5_mouse_forelimb_run17_January16_2018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2.0_mouse_forelimb_run11_December12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3.0_mouse_forelimb_run12_December13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4.0_mouse_forelimb_run13_December14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8" office:value-type="string">
            <text:p>C1_e15.5_mouse_forelimb_run14_December15_2017</text:p>
          </table:table-cell>
          <table:table-cell table:number-columns-repeated="2"/>
          <table:table-cell table:style-name="ce8" office:value-type="string">
            <text:p>C57BL/6J</text:p>
          </table:table-cell>
          <table:table-cell table:style-name="ce8" office:value-type="float" office:value="43084">
            <text:p>43084</text:p>
          </table:table-cell>
        </table:table-row>
      </table:table>
      <table:named-expressions/>
      <table:database-ranges>
        <table:database-range table:name="__Anonymous_Sheet_DB__1" table:target-range-address="Biosample.A1:Biosample.W9" table:orientation="column"/>
        <table:database-range table:name="__Anonymous_Sheet_DB__2" table:target-range-address="Library.A10:Library.A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DemiLight" style:font-family-asian="'Noto Sans CJK SC DemiLight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12:32:25.89553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osamples" style:display-name="PageStyle_Bios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licates" style:display-name="PageStyle_Replic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" style:display-name="PageStyle_Experi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8:05:12</meta:creation-date>
    <meta:initial-creator>Rabi Murad</meta:initial-creator>
    <dc:language>en-US</dc:language>
    <dc:creator>Diane Trout</dc:creator>
    <dc:date>2018-04-30T14:16:18.248500080</dc:date>
    <meta:editing-cycles>103</meta:editing-cycles>
    <meta:editing-duration>PT20H36M41S</meta:editing-duration>
    <meta:generator>LibreOffice/6.0.4.1$Linux_X86_64 LibreOffice_project/00m0$Build-1</meta:generator>
    <meta:document-statistic meta:table-count="5" meta:cell-count="495" meta:object-count="0"/>
    <meta:user-defined meta:name="AppVersion">16.0300</meta:user-defined>
    <meta:user-defined meta:name="Company">Personal</meta:user-defined>
  </office:meta>
</office:document-meta>
</file>